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01mm" table:align="margins"/>
    </style:style>
    <style:style style:name="Table1.A" style:family="table-column">
      <style:table-column-properties style:column-width="71.26mm" style:rel-column-width="28301*"/>
    </style:style>
    <style:style style:name="Table1.B" style:family="table-column">
      <style:table-column-properties style:column-width="20.99mm" style:rel-column-width="8336*"/>
    </style:style>
    <style:style style:name="Table1.C" style:family="table-column">
      <style:table-column-properties style:column-width="22.23mm" style:rel-column-width="8826*"/>
    </style:style>
    <style:style style:name="Table1.D" style:family="table-column">
      <style:table-column-properties style:column-width="50.54mm" style:rel-column-width="20072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D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D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65.01mm" table:align="margins"/>
    </style:style>
    <style:style style:name="Table2.A" style:family="table-column">
      <style:table-column-properties style:column-width="82.5mm" style:rel-column-width="32767*"/>
    </style:style>
    <style:style style:name="Table2.B" style:family="table-column">
      <style:table-column-properties style:column-width="82.51mm" style:rel-column-width="32768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B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B2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65.28mm" fo:margin-left="-0.37mm" fo:margin-top="0mm" fo:margin-bottom="0mm" table:align="left" style:may-break-between-rows="true" style:writing-mode="lr-tb" table:border-model="collapsing"/>
    </style:style>
    <style:style style:name="Table3.A" style:family="table-column">
      <style:table-column-properties style:column-width="83.08mm"/>
    </style:style>
    <style:style style:name="Table3.B" style:family="table-column">
      <style:table-column-properties style:column-width="82.2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15.52mm" style:rel-width="70%" fo:margin-top="0mm" fo:margin-bottom="0mm" table:align="center" style:writing-mode="lr-tb"/>
    </style:style>
    <style:style style:name="Table4.A" style:family="table-column">
      <style:table-column-properties style:column-width="16.51mm" style:rel-column-width="9364*"/>
    </style:style>
    <style:style style:name="Table4.B" style:family="table-column">
      <style:table-column-properties style:column-width="16.51mm" style:rel-column-width="9365*"/>
    </style:style>
    <style:style style:name="Table4.C" style:family="table-column">
      <style:table-column-properties style:column-width="16.49mm" style:rel-column-width="9359*"/>
    </style:style>
    <style:style style:name="Table4.G" style:family="table-column">
      <style:table-column-properties style:column-width="16.49mm" style:rel-column-width="9352*"/>
    </style:style>
    <style:style style:name="Table4.1" style:family="table-row">
      <style:table-row-properties style:min-row-height="7.6mm" fo:keep-together="auto"/>
    </style:style>
    <style:style style:name="Table4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" style:family="table">
      <style:table-properties style:width="115.52mm" style:rel-width="70%" fo:margin-top="0mm" fo:margin-bottom="0mm" table:align="center" style:writing-mode="lr-tb"/>
    </style:style>
    <style:style style:name="Table5.A" style:family="table-column">
      <style:table-column-properties style:column-width="16.51mm" style:rel-column-width="9364*"/>
    </style:style>
    <style:style style:name="Table5.B" style:family="table-column">
      <style:table-column-properties style:column-width="16.51mm" style:rel-column-width="9365*"/>
    </style:style>
    <style:style style:name="Table5.C" style:family="table-column">
      <style:table-column-properties style:column-width="16.49mm" style:rel-column-width="9359*"/>
    </style:style>
    <style:style style:name="Table5.G" style:family="table-column">
      <style:table-column-properties style:column-width="16.49mm" style:rel-column-width="9352*"/>
    </style:style>
    <style:style style:name="Table5.1" style:family="table-row">
      <style:table-row-properties style:min-row-height="7.6mm" fo:keep-together="auto"/>
    </style:style>
    <style:style style:name="Table5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" style:family="table">
      <style:table-properties style:width="73.87mm" fo:margin-left="12.54mm" table:align="left"/>
    </style:style>
    <style:style style:name="Table6.A" style:family="table-column">
      <style:table-column-properties style:column-width="38.74mm"/>
    </style:style>
    <style:style style:name="Table6.B" style:family="table-column">
      <style:table-column-properties style:column-width="35.14mm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B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B2" style:family="table-cell">
      <style:table-cell-properties fo:padding="0.97mm" fo:border-left="0.5pt solid #000000" fo:border-right="0.5pt solid #000000" fo:border-top="none" fo:border-bottom="0.5pt solid #000000"/>
    </style:style>
    <style:style style:name="Table7" style:family="table">
      <style:table-properties style:width="73.87mm" fo:margin-left="12.54mm" table:align="left"/>
    </style:style>
    <style:style style:name="Table7.A" style:family="table-column">
      <style:table-column-properties style:column-width="38.74mm"/>
    </style:style>
    <style:style style:name="Table7.B" style:family="table-column">
      <style:table-column-properties style:column-width="35.14mm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B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B2" style:family="table-cell">
      <style:table-cell-properties fo:padding="0.97mm" fo:border-left="0.5pt solid #000000" fo:border-right="0.5pt solid #000000" fo:border-top="none" fo:border-bottom="0.5pt solid #000000"/>
    </style:style>
    <style:style style:name="Table8" style:family="table">
      <style:table-properties style:width="165.01mm" table:align="margins"/>
    </style:style>
    <style:style style:name="Table8.A" style:family="table-column">
      <style:table-column-properties style:column-width="82.5mm" style:rel-column-width="32767*"/>
    </style:style>
    <style:style style:name="Table8.B" style:family="table-column">
      <style:table-column-properties style:column-width="82.51mm" style:rel-column-width="32768*"/>
    </style:style>
    <style:style style:name="Table8.A1" style:family="table-cell">
      <style:table-cell-properties fo:padding="0.97mm" fo:border-left="0.5pt solid #000000" fo:border-right="none" fo:border-top="0.5pt solid #000000" fo:border-bottom="0.5pt solid #000000"/>
    </style:style>
    <style:style style:name="Table8.B1" style:family="table-cell">
      <style:table-cell-properties fo:padding="0.97mm" fo:border="0.5pt solid #000000"/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B2" style:family="table-cell">
      <style:table-cell-properties fo:padding="0.97mm" fo:border-left="0.5pt solid #000000" fo:border-right="0.5pt solid #000000" fo:border-top="none" fo:border-bottom="0.5pt solid #000000"/>
    </style:style>
    <style:style style:name="Table9" style:family="table">
      <style:table-properties style:width="165.01mm" table:align="margins"/>
    </style:style>
    <style:style style:name="Table9.A" style:family="table-column">
      <style:table-column-properties style:column-width="82.5mm" style:rel-column-width="32767*"/>
    </style:style>
    <style:style style:name="Table9.B" style:family="table-column">
      <style:table-column-properties style:column-width="82.51mm" style:rel-column-width="32768*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B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none" fo:border-top="none" fo:border-bottom="0.5pt solid #000000"/>
    </style:style>
    <style:style style:name="Table9.B2" style:family="table-cell">
      <style:table-cell-properties fo:padding="0.97mm" fo:border-left="0.5pt solid #000000" fo:border-right="0.5pt solid #000000" fo:border-top="none" fo:border-bottom="0.5pt solid #000000"/>
    </style:style>
    <style:style style:name="Table10" style:family="table">
      <style:table-properties style:width="165.01mm" table:align="margins"/>
    </style:style>
    <style:style style:name="Table10.A" style:family="table-column">
      <style:table-column-properties style:column-width="82.5mm" style:rel-column-width="32767*"/>
    </style:style>
    <style:style style:name="Table10.B" style:family="table-column">
      <style:table-column-properties style:column-width="82.51mm" style:rel-column-width="32768*"/>
    </style:style>
    <style:style style:name="Table10.A1" style:family="table-cell">
      <style:table-cell-properties fo:padding="0.97mm" fo:border-left="0.5pt solid #000000" fo:border-right="none" fo:border-top="0.5pt solid #000000" fo:border-bottom="0.5pt solid #000000"/>
    </style:style>
    <style:style style:name="Table10.B1" style:family="table-cell">
      <style:table-cell-properties fo:padding="0.97mm" fo:border="0.5pt solid #000000"/>
    </style:style>
    <style:style style:name="Table10.A2" style:family="table-cell">
      <style:table-cell-properties fo:padding="0.97mm" fo:border-left="0.5pt solid #000000" fo:border-right="none" fo:border-top="none" fo:border-bottom="0.5pt solid #000000"/>
    </style:style>
    <style:style style:name="Table10.B2" style:family="table-cell">
      <style:table-cell-properties fo:padding="0.97mm" fo:border-left="0.5pt solid #000000" fo:border-right="0.5pt solid #000000" fo:border-top="none" fo:border-bottom="0.5pt solid #000000"/>
    </style:style>
    <style:style style:name="Table11" style:family="table">
      <style:table-properties style:width="165.01mm" table:align="margins"/>
    </style:style>
    <style:style style:name="Table11.A" style:family="table-column">
      <style:table-column-properties style:column-width="82.51mm" style:rel-column-width="32767*"/>
    </style:style>
    <style:style style:name="Table11.A1" style:family="table-cell">
      <style:table-cell-properties fo:padding="0.97mm" fo:border-left="0.5pt solid #000000" fo:border-right="none" fo:border-top="0.5pt solid #000000" fo:border-bottom="0.5pt solid #000000"/>
    </style:style>
    <style:style style:name="Table11.B1" style:family="table-cell">
      <style:table-cell-properties fo:padding="0.97mm" fo:border="0.5pt solid #000000"/>
    </style:style>
    <style:style style:name="Table11.A2" style:family="table-cell">
      <style:table-cell-properties fo:padding="0.97mm" fo:border-left="0.5pt solid #000000" fo:border-right="none" fo:border-top="none" fo:border-bottom="0.5pt solid #000000"/>
    </style:style>
    <style:style style:name="Table11.B2" style:family="table-cell">
      <style:table-cell-properties fo:padding="0.97mm" fo:border-left="0.5pt solid #000000" fo:border-right="0.5pt solid #000000" fo:border-top="none" fo:border-bottom="0.5pt solid #000000"/>
    </style:style>
    <style:style style:name="Table12" style:family="table">
      <style:table-properties style:width="165.01mm" table:align="margins"/>
    </style:style>
    <style:style style:name="Table12.A" style:family="table-column">
      <style:table-column-properties style:column-width="82.51mm" style:rel-column-width="32767*"/>
    </style:style>
    <style:style style:name="Table12.A1" style:family="table-cell">
      <style:table-cell-properties fo:padding="0.97mm" fo:border-left="0.5pt solid #000000" fo:border-right="none" fo:border-top="0.5pt solid #000000" fo:border-bottom="0.5pt solid #000000"/>
    </style:style>
    <style:style style:name="Table12.B1" style:family="table-cell">
      <style:table-cell-properties fo:padding="0.97mm" fo:border="0.5pt solid #000000"/>
    </style:style>
    <style:style style:name="Table12.A2" style:family="table-cell">
      <style:table-cell-properties fo:padding="0.97mm" fo:border-left="0.5pt solid #000000" fo:border-right="none" fo:border-top="none" fo:border-bottom="0.5pt solid #000000"/>
    </style:style>
    <style:style style:name="Table12.B2" style:family="table-cell">
      <style:table-cell-properties fo:padding="0.97mm" fo:border-left="0.5pt solid #000000" fo:border-right="0.5pt solid #000000" fo:border-top="none" fo:border-bottom="0.5pt solid #000000"/>
    </style:style>
    <style:style style:name="Table13" style:family="table">
      <style:table-properties style:width="165.01mm" table:align="margins"/>
    </style:style>
    <style:style style:name="Table13.A" style:family="table-column">
      <style:table-column-properties style:column-width="82.51mm" style:rel-column-width="32767*"/>
    </style:style>
    <style:style style:name="Table13.A1" style:family="table-cell">
      <style:table-cell-properties fo:padding="0.97mm" fo:border-left="0.5pt solid #000000" fo:border-right="none" fo:border-top="0.5pt solid #000000" fo:border-bottom="0.5pt solid #000000"/>
    </style:style>
    <style:style style:name="Table13.B1" style:family="table-cell">
      <style:table-cell-properties fo:padding="0.97mm" fo:border="0.5pt solid #000000"/>
    </style:style>
    <style:style style:name="Table13.A2" style:family="table-cell">
      <style:table-cell-properties fo:padding="0.97mm" fo:border-left="0.5pt solid #000000" fo:border-right="none" fo:border-top="none" fo:border-bottom="0.5pt solid #000000"/>
    </style:style>
    <style:style style:name="Table13.B2" style:family="table-cell">
      <style:table-cell-properties fo:padding="0.97mm" fo:border-left="0.5pt solid #000000" fo:border-right="0.5pt solid #000000" fo:border-top="none" fo:border-bottom="0.5pt solid #000000"/>
    </style:style>
    <style:style style:name="Table14" style:family="table">
      <style:table-properties style:width="165.01mm" table:align="margins"/>
    </style:style>
    <style:style style:name="Table14.A" style:family="table-column">
      <style:table-column-properties style:column-width="82.51mm" style:rel-column-width="32767*"/>
    </style:style>
    <style:style style:name="Table14.A1" style:family="table-cell">
      <style:table-cell-properties fo:padding="0.97mm" fo:border-left="0.5pt solid #000000" fo:border-right="none" fo:border-top="0.5pt solid #000000" fo:border-bottom="0.5pt solid #000000"/>
    </style:style>
    <style:style style:name="Table14.B1" style:family="table-cell">
      <style:table-cell-properties fo:padding="0.97mm" fo:border="0.5pt solid #000000"/>
    </style:style>
    <style:style style:name="Table14.A2" style:family="table-cell">
      <style:table-cell-properties fo:padding="0.97mm" fo:border-left="0.5pt solid #000000" fo:border-right="none" fo:border-top="none" fo:border-bottom="0.5pt solid #000000"/>
    </style:style>
    <style:style style:name="Table14.B2" style:family="table-cell">
      <style:table-cell-properties fo:padding="0.97mm" fo:border-left="0.5pt solid #000000" fo:border-right="0.5pt solid #000000" fo:border-top="none" fo:border-bottom="0.5pt solid #000000"/>
    </style:style>
    <style:style style:name="Table15" style:family="table">
      <style:table-properties style:width="165.01mm" table:align="margins"/>
    </style:style>
    <style:style style:name="Table15.A" style:family="table-column">
      <style:table-column-properties style:column-width="41.26mm" style:rel-column-width="16383*"/>
    </style:style>
    <style:style style:name="Table15.A1" style:family="table-cell">
      <style:table-cell-properties fo:padding="0.97mm" fo:border-left="0.5pt solid #000000" fo:border-right="none" fo:border-top="0.5pt solid #000000" fo:border-bottom="0.5pt solid #000000"/>
    </style:style>
    <style:style style:name="Table15.D1" style:family="table-cell">
      <style:table-cell-properties fo:padding="0.97mm" fo:border="0.5pt solid #000000"/>
    </style:style>
    <style:style style:name="Table15.2" style:family="table-row">
      <style:table-row-properties style:min-row-height="9.65mm"/>
    </style:style>
    <style:style style:name="Table15.A2" style:family="table-cell">
      <style:table-cell-properties fo:padding="0.97mm" fo:border-left="0.5pt solid #000000" fo:border-right="none" fo:border-top="none" fo:border-bottom="0.5pt solid #000000"/>
    </style:style>
    <style:style style:name="Table15.D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mm" fo:margin-right="33.5mm" fo:text-align="end" style:justify-single-word="false" fo:text-indent="0mm" style:auto-text-indent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mm" fo:margin-right="-0.25mm" fo:text-align="end" style:justify-single-word="false" fo:text-indent="0m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mm" fo:margin-right="0mm" fo:text-align="end" style:justify-single-word="false" fo:text-indent="75mm" style:auto-text-indent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text-align="end" style:justify-single-word="false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fo:font-weight="bold" officeooo:paragraph-rsid="00aab472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fo:font-weight="bold" officeooo:paragraph-rsid="00b3add0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0mm" style:auto-text-indent="false"/>
      <style:text-properties style:font-name="Times New Roman" fo:font-size="14pt" fo:language="ru" fo:country="RU" officeooo:paragraph-rsid="00aab472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2.51mm" style:auto-text-indent="false"/>
      <style:text-properties style:font-name="Times New Roman" fo:font-size="14pt" fo:language="ru" fo:country="RU" officeooo:paragraph-rsid="00aab472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0mm" style:auto-text-indent="false"/>
      <style:text-properties style:font-name="Times New Roman" fo:font-size="14pt" fo:language="ru" fo:country="RU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2.51mm" style:auto-text-indent="false"/>
      <style:text-properties style:font-name="Times New Roman" fo:font-size="14pt" fo:language="ru" fo:country="RU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2.51mm" style:auto-text-indent="false"/>
      <style:text-properties style:font-name="Times New Roman" fo:font-size="14pt" fo:language="ru" fo:country="RU" officeooo:paragraph-rsid="00aab472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2.51mm" style:auto-text-indent="false"/>
      <style:text-properties style:font-name="Times New Roman" fo:font-size="14pt" fo:language="ru" fo:country="RU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06f78" officeooo:paragraph-rsid="00b06f78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06f78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9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fea8f" officeooo:paragraph-rsid="00bfea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20" style:family="paragraph" style:parent-style-name="Standard" style:master-page-name="">
      <loext:graphic-properties draw:fill="none"/>
      <style:paragraph-properties fo:margin-left="0mm" fo:margin-right="0mm" fo:margin-top="1.06mm" fo:margin-bottom="0mm" style:contextual-spacing="false" fo:line-height="150%" fo:text-align="justify" style:justify-single-word="false" fo:hyphenation-ladder-count="no-limit" fo:text-indent="12.75mm" style:auto-text-indent="false" style:page-number="auto" fo:background-color="transparent"/>
      <style:text-properties style:font-name="Times New Roman" fo:font-size="14pt" officeooo:paragraph-rsid="00ae821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12.51mm" style:auto-text-indent="false" style:page-number="auto" fo:background-color="transparent"/>
      <style:text-properties style:font-name="Times New Roman" fo:font-size="14pt" officeooo:paragraph-rsid="00b9c2b7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0mm" fo:margin-right="0mm" fo:margin-top="4.23mm" fo:margin-bottom="0mm" style:contextual-spacing="false" fo:line-height="150%" fo:text-align="center" style:justify-single-word="false" fo:hyphenation-ladder-count="no-limit" fo:text-indent="12.51mm" style:auto-text-indent="false" fo:background-color="transparent"/>
      <style:text-properties style:font-name="Times New Roman" fo:font-size="14pt" officeooo:paragraph-rsid="00b9c2b7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officeooo:rsid="0093fb8e" officeooo:paragraph-rsid="0093fb8e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4pt" officeooo:rsid="00dcd625" officeooo:paragraph-rsid="00dcd625" style:font-size-asian="14pt" style:font-size-complex="14pt"/>
    </style:style>
    <style:style style:name="P25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2.51mm" style:auto-text-indent="false"/>
      <style:text-properties style:font-name="Times New Roman" fo:font-size="14pt" fo:language="en" fo:country="US" officeooo:paragraph-rsid="00aab472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2.51mm" style:auto-text-indent="false"/>
      <style:text-properties style:font-name="Times New Roman" fo:font-size="14pt" fo:language="en" fo:country="US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a74d9c"/>
    </style:style>
    <style:style style:name="P3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officeooo:paragraph-rsid="00d13ab8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font-size="14pt" officeooo:rsid="00cd8771" officeooo:paragraph-rsid="00cd8771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rsid="00cd8771" officeooo:paragraph-rsid="00d13ab8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fo:font-size="14pt" officeooo:rsid="00d0257e" officeooo:paragraph-rsid="00d0257e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fo:font-size="14pt" officeooo:rsid="00d0257e" officeooo:paragraph-rsid="00d13ab8" style:font-size-asian="14pt" style:font-size-complex="14pt"/>
    </style:style>
    <style:style style:name="P3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rsid="00bf7a9c" officeooo:paragraph-rsid="00ca9f49" style:letter-kerning="false" style:language-complex="ar" style:country-complex="SA"/>
    </style:style>
    <style:style style:name="P37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rsid="00bf7a9c" officeooo:paragraph-rsid="00ce2efb" style:letter-kerning="false" style:language-complex="ar" style:country-complex="SA"/>
    </style:style>
    <style:style style:name="P38" style:family="paragraph" style:parent-style-name="Standard">
      <style:text-properties officeooo:paragraph-rsid="009ef8d1"/>
    </style:style>
    <style:style style:name="P39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2.51mm" style:auto-text-indent="false"/>
      <style:text-properties style:text-position="sub 58%" style:font-name="Times New Roman" fo:font-size="14pt" fo:language="ru" fo:country="RU" officeooo:paragraph-rsid="00aab472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12.51mm" style:auto-text-indent="false"/>
      <style:text-properties style:text-position="sub 58%" style:font-name="Times New Roman" fo:font-size="14pt" fo:language="ru" fo:country="RU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1" style:family="paragraph" style:parent-style-name="Standard">
      <style:text-properties officeooo:paragraph-rsid="00aab472"/>
    </style:style>
    <style:style style:name="P42" style:family="paragraph" style:parent-style-name="Table_20_Contents">
      <style:paragraph-properties fo:text-align="justify" style:justify-single-word="false"/>
      <style:text-properties officeooo:rsid="00dfe8fa" officeooo:paragraph-rsid="00dfe8fa"/>
    </style:style>
    <style:style style:name="P43" style:family="paragraph" style:parent-style-name="Table_20_Contents">
      <style:paragraph-properties fo:text-align="justify" style:justify-single-word="false"/>
      <style:text-properties officeooo:rsid="00ea67a6" officeooo:paragraph-rsid="00ea67a6"/>
    </style:style>
    <style:style style:name="P44" style:family="paragraph" style:parent-style-name="Table_20_Contents">
      <style:paragraph-properties fo:text-align="justify" style:justify-single-word="false"/>
      <style:text-properties officeooo:rsid="00ec535d" officeooo:paragraph-rsid="00ec535d"/>
    </style:style>
    <style:style style:name="P4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abe3ff" officeooo:paragraph-rsid="00abe3f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48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abe3ff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49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ac1d40" officeooo:paragraph-rsid="00ac1d4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0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ac1d40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1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06f78" officeooo:paragraph-rsid="00b13683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06f78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3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13683" officeooo:paragraph-rsid="00b13683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4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13683" officeooo:paragraph-rsid="00b3add0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5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f7a9c" officeooo:paragraph-rsid="00bf7a9c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fea8f" officeooo:paragraph-rsid="00bfea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7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style:font-name="Times New Roman" fo:font-size="14pt" fo:language="ru" fo:country="RU" officeooo:rsid="00bfea8f" officeooo:paragraph-rsid="00c319bd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8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style:font-name="Times New Roman" fo:font-size="14pt" fo:language="ru" fo:country="RU" style:letter-kerning="false" style:font-size-asian="14pt" style:font-size-complex="14pt" style:language-complex="ar" style:country-complex="SA"/>
    </style:style>
    <style:style style:name="P59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 fo:background-color="#ffffff"/>
      <style:text-properties style:font-name="Times New Roman" fo:font-size="14pt" fo:language="ru" fo:country="RU" style:letter-kerning="false" style:font-size-asian="14pt" style:font-size-complex="14pt" style:language-complex="ar" style:country-complex="SA"/>
    </style:style>
    <style:style style:name="P60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style:font-name="Times New Roman" fo:font-size="14pt" fo:language="ru" fo:country="RU" officeooo:paragraph-rsid="00dcd625" style:letter-kerning="false" style:font-size-asian="14pt" style:font-size-complex="14pt" style:language-complex="ar" style:country-complex="SA"/>
    </style:style>
    <style:style style:name="P61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style:font-name="Times New Roman" fo:font-size="14pt" fo:language="ru" fo:country="RU" officeooo:rsid="00dcd625" officeooo:paragraph-rsid="00dcd625" style:letter-kerning="false" style:font-size-asian="14pt" style:font-size-complex="14pt" style:language-complex="ar" style:country-complex="SA"/>
    </style:style>
    <style:style style:name="P62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 fo:background-color="#ffffff"/>
      <style:text-properties style:font-name="Times New Roman" fo:font-size="14pt" fo:language="ru" fo:country="RU" officeooo:rsid="00dcd625" officeooo:paragraph-rsid="00dcd625" style:letter-kerning="false" style:font-size-asian="14pt" style:font-size-complex="14pt" style:language-complex="ar" style:country-complex="SA"/>
    </style:style>
    <style:style style:name="P63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8a9fc6" officeooo:paragraph-rsid="008a9fc6" style:font-size-asian="14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mm" fo:margin-right="0mm" fo:margin-top="0mm" fo:margin-bottom="0mm" style:contextual-spacing="false" fo:line-height="150%" fo:hyphenation-ladder-count="no-limit" fo:text-indent="0mm" style:auto-text-indent="false" fo:background-color="transparent">
        <style:tab-stops/>
      </style:paragraph-properties>
      <style:text-properties style:font-name="Times New Roman" fo:font-size="14pt" fo:font-weight="bold" officeooo:rsid="008b4251" officeooo:paragraph-rsid="008b4251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margin-left="0mm" fo:margin-right="0mm" fo:margin-top="0mm" fo:margin-bottom="0mm" style:contextual-spacing="false" fo:line-height="150%" fo:text-align="justify" style:justify-single-word="false" fo:text-indent="0mm" style:auto-text-indent="false"/>
      <style:text-properties style:font-name="Times New Roman" fo:font-size="14pt" fo:font-weight="bold" officeooo:rsid="009325f1" officeooo:paragraph-rsid="009325f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mm" fo:margin-right="0mm" fo:margin-top="0mm" fo:margin-bottom="0mm" style:contextual-spacing="false" fo:line-height="150%" fo:text-align="justify" style:justify-single-word="false" fo:text-indent="0mm" style:auto-text-indent="false"/>
      <style:text-properties style:font-name="Times New Roman" fo:font-size="14pt" fo:font-weight="bold" officeooo:rsid="009b4033" officeooo:paragraph-rsid="009b4033" style:font-size-asian="14pt" style:font-weight-asian="bold" style:font-size-complex="14pt" style:font-weight-complex="bold"/>
    </style:style>
    <style:style style:name="P67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75mm" style:auto-text-indent="false" style:page-number="auto" fo:background-color="transparent">
        <style:tab-stops/>
      </style:paragraph-properties>
      <style:text-properties style:font-name="Times New Roman" fo:font-size="14pt" officeooo:paragraph-rsid="008b3951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margin-left="0mm" fo:margin-right="0mm" fo:margin-top="0mm" fo:margin-bottom="0mm" style:contextual-spacing="false" fo:line-height="150%" fo:text-align="justify" style:justify-single-word="false" fo:text-indent="10mm" style:auto-text-indent="false"/>
      <style:text-properties style:font-name="Times New Roman" fo:font-size="14pt" officeooo:paragraph-rsid="008be60b" style:font-size-asian="14pt" style:font-size-complex="14pt"/>
    </style:style>
    <style:style style:name="P69" style:family="paragraph" style:parent-style-name="Standard" style:list-style-name="L1">
      <style:paragraph-properties fo:margin-left="0mm" fo:margin-right="0mm" fo:margin-top="0mm" fo:margin-bottom="0mm" style:contextual-spacing="false" fo:line-height="150%" fo:text-align="justify" style:justify-single-word="false" fo:text-indent="10mm" style:auto-text-indent="false"/>
      <style:text-properties style:font-name="Times New Roman" fo:font-size="14pt" officeooo:paragraph-rsid="008be60b" style:font-size-asian="14pt" style:font-size-complex="14pt"/>
    </style:style>
    <style:style style:name="P70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75mm" style:auto-text-indent="false" fo:background-color="#ffffff"/>
      <style:text-properties style:font-name="Times New Roman" fo:font-size="14pt" officeooo:rsid="00c6edce" officeooo:paragraph-rsid="00c6edc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71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75mm" style:auto-text-indent="false" fo:background-color="#ffffff"/>
      <style:text-properties style:font-name="Times New Roman" fo:font-size="14pt" officeooo:rsid="00cbe271" officeooo:paragraph-rsid="00d0257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72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51mm" style:auto-text-indent="false" style:page-number="auto" fo:background-color="transparent">
        <style:tab-stops/>
      </style:paragraph-properties>
      <style:text-properties style:font-name="Times New Roman" fo:font-size="14pt" fo:font-weight="normal" officeooo:rsid="008b4251" officeooo:paragraph-rsid="008b4251" style:font-size-asian="14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margin-left="0mm" fo:margin-right="0mm" fo:margin-top="0mm" fo:margin-bottom="0mm" style:contextual-spacing="false" fo:line-height="150%" fo:text-align="justify" style:justify-single-word="false" fo:text-indent="0mm" style:auto-text-indent="false"/>
      <style:text-properties style:font-name="Times New Roman" fo:font-size="14pt" fo:font-weight="normal" officeooo:rsid="009b4033" officeooo:paragraph-rsid="009b4033" style:font-size-asian="14pt" style:font-weight-asian="normal" style:font-size-complex="14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51mm" style:auto-text-indent="false" style:page-number="auto" fo:background-color="transparent"/>
      <style:text-properties style:font-name="Times New Roman" fo:font-size="14pt" fo:font-weight="normal" officeooo:rsid="009e7f31" officeooo:paragraph-rsid="009e7f31" style:font-size-asian="14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  <style:text-properties style:font-name="Times New Roman" fo:font-size="12pt" fo:font-weight="bold" officeooo:paragraph-rsid="009325f1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top="0mm" fo:margin-bottom="0mm" style:contextual-spacing="false" style:line-height-at-least="5.08mm" fo:text-align="center" style:justify-single-word="false" fo:orphans="0" fo:widows="0"/>
      <style:text-properties officeooo:paragraph-rsid="0093fb8e"/>
    </style:style>
    <style:style style:name="P77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fo:language="ru" fo:country="RU" style:letter-kerning="false" style:language-complex="ar" style:country-complex="SA"/>
    </style:style>
    <style:style style:name="P78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 fo:background-color="#ffffff"/>
      <style:text-properties fo:language="ru" fo:country="RU" style:letter-kerning="false" style:language-complex="ar" style:country-complex="SA"/>
    </style:style>
    <style:style style:name="P79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fo:language="ru" fo:country="RU" officeooo:paragraph-rsid="009d1f92" style:letter-kerning="false" style:language-complex="ar" style:country-complex="SA"/>
    </style:style>
    <style:style style:name="P80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paragraph-rsid="00aab472" style:letter-kerning="false" style:language-complex="ar" style:country-complex="SA"/>
    </style:style>
    <style:style style:name="P81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paragraph-rsid="00b3add0" style:letter-kerning="false" style:language-complex="ar" style:country-complex="SA"/>
    </style:style>
    <style:style style:name="P8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rsid="00b06f78" officeooo:paragraph-rsid="00b06f78" style:letter-kerning="false" style:language-complex="ar" style:country-complex="SA"/>
    </style:style>
    <style:style style:name="P83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rsid="00b06f78" officeooo:paragraph-rsid="00b3add0" style:letter-kerning="false" style:language-complex="ar" style:country-complex="SA"/>
    </style:style>
    <style:style style:name="P84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rsid="00bf7a9c" officeooo:paragraph-rsid="00cf3e32" style:letter-kerning="false" style:language-complex="ar" style:country-complex="SA"/>
    </style:style>
    <style:style style:name="P85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paragraph-rsid="00aab472" style:letter-kerning="false" style:font-name-asian="Calibri" style:language-asian="en" style:country-asian="US" style:language-complex="ar" style:country-complex="SA"/>
    </style:style>
    <style:style style:name="P8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paragraph-rsid="00b3add0" style:letter-kerning="false" style:font-name-asian="Calibri" style:language-asian="en" style:country-asian="US" style:language-complex="ar" style:country-complex="SA"/>
    </style:style>
    <style:style style:name="P87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ru" fo:country="RU" officeooo:rsid="00bfea8f" officeooo:paragraph-rsid="00bfea8f" style:letter-kerning="false" style:font-name-asian="Calibri" style:language-asian="en" style:country-asian="US" style:language-complex="ar" style:country-complex="SA"/>
    </style:style>
    <style:style style:name="P88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style:letter-kerning="false" style:language-complex="ar" style:country-complex="SA"/>
    </style:style>
    <style:style style:name="P89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officeooo:paragraph-rsid="00aab472" style:letter-kerning="false" style:language-complex="ar" style:country-complex="SA"/>
    </style:style>
    <style:style style:name="P90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.39mm" style:auto-text-indent="false"/>
      <style:text-properties officeooo:paragraph-rsid="00aab472" style:letter-kerning="false" style:language-complex="ar" style:country-complex="SA"/>
    </style:style>
    <style:style style:name="P91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officeooo:paragraph-rsid="00b3add0" style:letter-kerning="false" style:language-complex="ar" style:country-complex="SA"/>
    </style:style>
    <style:style style:name="P9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.39mm" style:auto-text-indent="false"/>
      <style:text-properties officeooo:paragraph-rsid="00b3add0" style:letter-kerning="false" style:language-complex="ar" style:country-complex="SA"/>
    </style:style>
    <style:style style:name="P93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paragraph-rsid="009ef8d1" style:letter-kerning="fals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4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 fo:background-color="#ffffff"/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paragraph-rsid="009ef8d1" style:letter-kerning="fals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9ef8d1" style:letter-kerning="fals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6" style:family="paragraph" style:parent-style-name="Standard" style:master-page-name="">
      <loext:graphic-properties draw:fill="solid" draw:fill-color="#ffffff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12.51mm" style:auto-text-indent="false" style:page-number="auto" fo:background-color="#ffffff"/>
      <style:text-properties fo:font-size="14pt" officeooo:paragraph-rsid="00bc5802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97" style:family="paragraph" style:parent-style-name="Standard" style:master-page-name="">
      <loext:graphic-properties draw:fill="solid" draw:fill-color="#ffffff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51mm" style:auto-text-indent="false" style:page-number="auto" fo:background-color="#ffffff"/>
      <style:text-properties fo:font-size="14pt" officeooo:paragraph-rsid="00bc5802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98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51mm" style:auto-text-indent="false" fo:background-color="#ffffff"/>
      <style:text-properties fo:font-size="14pt" officeooo:paragraph-rsid="00bc5802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99" style:family="paragraph" style:parent-style-name="Standard">
      <loext:graphic-properties draw:fill="solid" draw:fill-color="#ffffff"/>
      <style:paragraph-properties fo:margin-top="0mm" fo:margin-bottom="0mm" style:contextual-spacing="false" fo:line-height="150%" fo:text-align="justify" style:justify-single-word="false" fo:background-color="#ffffff"/>
      <style:text-properties fo:font-size="14pt" officeooo:paragraph-rsid="00beda0e" style:font-size-asian="14pt" style:font-size-complex="14pt"/>
    </style:style>
    <style:style style:name="P100" style:family="paragraph" style:parent-style-name="Standard">
      <loext:graphic-properties draw:fill="solid" draw:fill-color="#ffffff"/>
      <style:paragraph-properties fo:margin-top="0mm" fo:margin-bottom="0mm" style:contextual-spacing="false" fo:line-height="150%" fo:text-align="center" style:justify-single-word="false" fo:background-color="#ffffff"/>
      <style:text-properties fo:font-size="14pt" officeooo:paragraph-rsid="00beda0e" style:font-size-asian="14pt" style:font-size-complex="14pt"/>
    </style:style>
    <style:style style:name="P101" style:family="paragraph" style:parent-style-name="Standard" style:master-page-name="">
      <loext:graphic-properties draw:fill="solid" draw:fill-color="#ffffff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75mm" style:auto-text-indent="false" style:page-number="auto" fo:background-color="#ffffff"/>
      <style:text-properties fo:font-size="14pt" officeooo:rsid="00bf3e79" officeooo:paragraph-rsid="00bf3e79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102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75mm" style:auto-text-indent="false" fo:background-color="#ffffff"/>
      <style:text-properties fo:font-size="14pt" officeooo:rsid="00bf3e79" officeooo:paragraph-rsid="00bf3e79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103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50%" fo:text-align="justify" style:justify-single-word="false" fo:hyphenation-ladder-count="no-limit" fo:text-indent="12.75mm" style:auto-text-indent="false" fo:background-color="#ffffff"/>
      <style:text-properties fo:font-size="14pt" officeooo:rsid="00d13ab8" officeooo:paragraph-rsid="00d13ab8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P104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officeooo:paragraph-rsid="00d13ab8"/>
    </style:style>
    <style:style style:name="P105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fo:font-weight="normal" officeooo:paragraph-rsid="00d13ab8" style:font-weight-asian="normal" style:font-weight-complex="normal"/>
    </style:style>
    <style:style style:name="P106" style:family="paragraph" style:parent-style-name="Standard">
      <style:paragraph-properties fo:margin-left="0mm" fo:margin-right="0mm" fo:margin-top="4.23mm" fo:margin-bottom="0mm" style:contextual-spacing="false" fo:line-height="150%" fo:text-align="center" style:justify-single-word="false" fo:text-indent="0mm" style:auto-text-indent="false"/>
      <style:text-properties fo:font-weight="normal" officeooo:paragraph-rsid="00d13ab8" style:font-weight-asian="normal" style:font-weight-complex="normal"/>
    </style:style>
    <style:style style:name="P107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fo:font-weight="normal" officeooo:rsid="00e61975" officeooo:paragraph-rsid="00e61975" style:font-weight-asian="normal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14.5mm" style:auto-text-indent="false" style:page-number="auto" fo:background-color="transparent"/>
      <style:text-properties fo:font-weight="normal" officeooo:rsid="00dcd625" officeooo:paragraph-rsid="00dcd625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09" style:family="paragraph" style:parent-style-name="Standard">
      <style:paragraph-properties fo:margin-left="0mm" fo:margin-right="0mm" fo:margin-top="4.23mm" fo:margin-bottom="0mm" style:contextual-spacing="false" fo:line-height="150%" fo:text-align="center" style:justify-single-word="false" fo:text-indent="0mm" style:auto-text-indent="false"/>
      <style:text-properties fo:font-weight="normal" officeooo:rsid="00dcd625" officeooo:paragraph-rsid="00dcd625" style:font-weight-asian="normal" style:font-weight-complex="normal"/>
    </style:style>
    <style:style style:name="P110" style:family="paragraph" style:parent-style-name="Standard">
      <style:text-properties fo:font-weight="normal" officeooo:rsid="00fe7b6c" officeooo:paragraph-rsid="00fe7b6c" style:font-weight-asian="normal" style:font-weight-complex="normal"/>
    </style:style>
    <style:style style:name="P111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fo:font-weight="bold" officeooo:rsid="00d5a44b" officeooo:paragraph-rsid="00d5a44b" style:font-weight-asian="bold" style:font-weight-complex="bold"/>
    </style:style>
    <style:style style:name="P112" style:family="paragraph" style:parent-style-name="Standard">
      <style:text-properties fo:font-weight="bold" officeooo:rsid="00fe7b6c" officeooo:paragraph-rsid="00fe7b6c" style:font-weight-asian="bold" style:font-weight-complex="bold"/>
    </style:style>
    <style:style style:name="P113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2" fo:widows="2" fo:text-indent="0mm" style:auto-text-indent="false"/>
      <style:text-properties fo:color="#1d2125" loext:opacity="100%" style:font-name="Times New Roman" fo:font-size="14pt" fo:language="ru" fo:country="RU" officeooo:rsid="00dcd625" officeooo:paragraph-rsid="00dcd62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14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style:text-position="0% 100%" fo:font-weight="bold" officeooo:rsid="00de58fe" officeooo:paragraph-rsid="00de58fe" style:font-weight-asian="bold" style:font-weight-complex="bold"/>
    </style:style>
    <style:style style:name="P115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style:text-position="0% 100%" fo:font-weight="bold" officeooo:rsid="00e18402" officeooo:paragraph-rsid="00e18402" style:font-weight-asian="bold" style:font-weight-complex="bold"/>
    </style:style>
    <style:style style:name="P116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style:text-position="0% 100%" fo:font-weight="bold" officeooo:rsid="00ecdd03" officeooo:paragraph-rsid="00ecdd03" style:font-weight-asian="bold" style:font-weight-complex="bold"/>
    </style:style>
    <style:style style:name="P117" style:family="paragraph" style:parent-style-name="Standard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0mm" style:auto-text-indent="false" fo:background-color="transparent"/>
      <style:text-properties style:text-position="0% 100%" fo:font-weight="bold" officeooo:rsid="00f17b35" officeooo:paragraph-rsid="00fb3924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18" style:family="paragraph" style:parent-style-name="Standard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0mm" style:auto-text-indent="false" fo:background-color="transparent"/>
      <style:text-properties style:text-position="0% 100%" fo:font-weight="bold" officeooo:rsid="00f61ff7" officeooo:paragraph-rsid="00f61ff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19" style:family="paragraph" style:parent-style-name="Standard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0mm" style:auto-text-indent="false" fo:background-color="transparent"/>
      <style:text-properties style:text-position="0% 100%" fo:font-weight="bold" officeooo:rsid="00f61ff7" officeooo:paragraph-rsid="00fa4098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20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style:text-position="0% 100%" fo:font-weight="normal" officeooo:rsid="00de58fe" officeooo:paragraph-rsid="00de58fe" style:font-weight-asian="normal" style:font-weight-complex="normal"/>
    </style:style>
    <style:style style:name="P121" style:family="paragraph" style:parent-style-name="Standard">
      <style:paragraph-properties fo:margin-left="0mm" fo:margin-right="0mm" fo:margin-top="4.23mm" fo:margin-bottom="0mm" style:contextual-spacing="false" fo:line-height="150%" fo:text-align="justify" style:justify-single-word="false" fo:text-indent="0mm" style:auto-text-indent="false"/>
      <style:text-properties style:text-position="0% 100%" fo:font-weight="normal" officeooo:rsid="00e2c62b" officeooo:paragraph-rsid="00e2c62b" style:font-weight-asian="normal" style:font-weight-complex="normal"/>
    </style:style>
    <style:style style:name="P122" style:family="paragraph" style:parent-style-name="Standard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12.51mm" style:auto-text-indent="false" fo:background-color="transparent"/>
      <style:text-properties style:text-position="0% 100%" fo:font-weight="normal" officeooo:rsid="00ee65ec" officeooo:paragraph-rsid="00ee65ec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23" style:family="paragraph" style:parent-style-name="Standard" style:master-page-name="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12.51mm" style:auto-text-indent="false" style:page-number="auto" fo:background-color="transparent"/>
      <style:text-properties style:text-position="0% 100%" fo:font-weight="normal" officeooo:rsid="00ee65ec" officeooo:paragraph-rsid="00ee65ec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24" style:family="paragraph" style:parent-style-name="Standard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0mm" style:auto-text-indent="false" fo:background-color="transparent"/>
      <style:text-properties style:text-position="0% 100%" fo:font-weight="normal" officeooo:rsid="00f17b35" officeooo:paragraph-rsid="00f17b35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25" style:family="paragraph" style:parent-style-name="Standard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0mm" style:auto-text-indent="false" fo:background-color="transparent"/>
      <style:text-properties style:text-position="0% 100%" fo:font-weight="normal" officeooo:rsid="00f61ff7" officeooo:paragraph-rsid="00f61ff7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/>
      <style:paragraph-properties fo:margin-left="0mm" fo:margin-right="0mm" fo:margin-top="4.23mm" fo:margin-bottom="0mm" style:contextual-spacing="false" fo:line-height="150%" fo:text-align="justify" style:justify-single-word="false" fo:hyphenation-ladder-count="no-limit" fo:text-indent="0mm" style:auto-text-indent="false" fo:background-color="transparent"/>
      <style:text-properties style:text-position="0% 100%" fo:font-weight="normal" officeooo:rsid="00fb5c3e" officeooo:paragraph-rsid="00fb5c3e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27" style:family="paragraph" style:parent-style-name="Standard">
      <style:text-properties officeooo:paragraph-rsid="00fb5c3e"/>
    </style:style>
    <style:style style:name="P128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text-indent="0mm" style:auto-text-indent="false"/>
      <style:text-properties style:font-name="Times New Roman" fo:font-size="12pt" officeooo:paragraph-rsid="00fe7b6c" style:font-size-asian="12pt" style:font-size-complex="12pt"/>
    </style:style>
    <style:style style:name="P129" style:family="paragraph" style:parent-style-name="Standard">
      <style:paragraph-properties fo:line-height="150%" fo:break-before="page"/>
      <style:text-properties style:font-name="Times New Roman" fo:font-size="14pt" fo:font-weight="bold" officeooo:rsid="010571cf" officeooo:paragraph-rsid="010571cf" style:font-size-asian="14pt" style:font-weight-asian="bold" style:font-size-complex="14pt" style:font-weight-complex="bold"/>
    </style:style>
    <style:style style:name="P130" style:family="paragraph" style:parent-style-name="Standard">
      <loext:graphic-properties draw:fill="none"/>
      <style:paragraph-properties fo:margin-left="0mm" fo:margin-right="0mm" fo:line-height="150%" fo:hyphenation-ladder-count="no-limit" fo:text-indent="0mm" style:auto-text-indent="false" fo:break-before="page" fo:background-color="transparent"/>
      <style:text-properties style:font-name="Times New Roman" fo:font-size="14pt" fo:font-weight="bold" officeooo:rsid="01099abb" officeooo:paragraph-rsid="01099abb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P131" style:family="paragraph" style:parent-style-name="Standard" style:master-page-name="">
      <loext:graphic-properties draw:fill="none"/>
      <style:paragraph-properties fo:margin-left="0mm" fo:margin-right="0mm" fo:line-height="150%" fo:hyphenation-ladder-count="no-limit" fo:text-indent="12.51mm" style:auto-text-indent="false" style:page-number="auto" fo:background-color="transparent"/>
      <style:text-properties style:font-name="Times New Roman" fo:font-size="14pt" fo:font-weight="normal" officeooo:rsid="010622d0" officeooo:paragraph-rsid="010622d0" style:font-size-asian="14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/>
      <style:paragraph-properties fo:margin-left="0mm" fo:margin-right="0mm" fo:line-height="150%" fo:hyphenation-ladder-count="no-limit" fo:text-indent="0mm" style:auto-text-indent="false" fo:background-color="transparent"/>
      <style:text-properties style:font-name="Times New Roman" fo:font-size="14pt" fo:font-style="italic" fo:font-weight="normal" officeooo:rsid="01099abb" officeooo:paragraph-rsid="01099abb" style:font-size-asian="14pt" style:font-style-asian="italic" style:font-weight-asian="normal" style:font-size-complex="14pt" style:font-style-complex="italic" style:font-weight-complex="normal" fo:hyphenate="false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/>
      <style:paragraph-properties fo:margin-left="0mm" fo:margin-right="0mm" fo:line-height="115%" fo:hyphenation-ladder-count="no-limit" fo:text-indent="0mm" style:auto-text-indent="false" fo:background-color="transparent"/>
      <style:text-properties style:font-name="JetBrains Mono" fo:font-size="10pt" fo:font-style="normal" fo:font-weight="normal" officeooo:rsid="01099abb" officeooo:paragraph-rsid="01099abb" style:font-size-asian="10pt" style:font-style-asian="normal" style:font-weight-asian="normal" style:font-size-complex="10pt" style:font-style-complex="normal" style:font-weight-complex="normal" fo:hyphenate="false" loext:hyphenation-no-caps="false" loext:hyphenation-no-last-word="false" loext:hyphenation-word-char-count="no-limit" loext:hyphenation-zone="no-limit"/>
    </style:style>
    <style:style style:name="P134" style:family="paragraph" style:parent-style-name="Table_20_Contents">
      <style:paragraph-properties fo:text-align="justify" style:justify-single-word="false"/>
    </style:style>
    <style:style style:name="P135" style:family="paragraph" style:parent-style-name="Table_20_Contents">
      <style:paragraph-properties fo:text-align="justify" style:justify-single-word="false"/>
      <style:text-properties officeooo:rsid="00f0071c" officeooo:paragraph-rsid="00f0071c"/>
    </style:style>
    <style:style style:name="P136" style:family="paragraph" style:parent-style-name="Table_20_Contents">
      <style:paragraph-properties fo:text-align="justify" style:justify-single-word="false"/>
      <style:text-properties officeooo:rsid="00f17b35" officeooo:paragraph-rsid="00f17b35"/>
    </style:style>
    <style:style style:name="P137" style:family="paragraph" style:parent-style-name="Table_20_Contents">
      <style:paragraph-properties fo:text-align="justify" style:justify-single-word="false"/>
      <style:text-properties officeooo:rsid="00f33782" officeooo:paragraph-rsid="00f33782"/>
    </style:style>
    <style:style style:name="P138" style:family="paragraph" style:parent-style-name="Table_20_Contents">
      <style:paragraph-properties fo:text-align="justify" style:justify-single-word="false"/>
      <style:text-properties officeooo:rsid="00f8a59d" officeooo:paragraph-rsid="00f8a59d"/>
    </style:style>
    <style:style style:name="P139" style:family="paragraph" style:parent-style-name="Table_20_Contents">
      <style:paragraph-properties fo:text-align="justify" style:justify-single-word="false"/>
      <style:text-properties officeooo:rsid="00f8a59d" officeooo:paragraph-rsid="00fb5c3e"/>
    </style:style>
    <style:style style:name="P140" style:family="paragraph" style:parent-style-name="Table_20_Contents">
      <style:paragraph-properties fo:text-align="justify" style:justify-single-word="false"/>
      <style:text-properties officeooo:rsid="00f989c1" officeooo:paragraph-rsid="00f989c1"/>
    </style:style>
    <style:style style:name="P141" style:family="paragraph" style:parent-style-name="Table_20_Contents">
      <style:paragraph-properties fo:text-align="justify" style:justify-single-word="false"/>
      <style:text-properties officeooo:rsid="00f989c1" officeooo:paragraph-rsid="00fb5c3e"/>
    </style:style>
    <style:style style:name="P142" style:family="paragraph" style:parent-style-name="Table_20_Contents">
      <style:paragraph-properties fo:text-align="justify" style:justify-single-word="false"/>
      <style:text-properties style:text-position="0% 100%" officeooo:rsid="00fb5c3e" officeooo:paragraph-rsid="00fb5c3e"/>
    </style:style>
    <style:style style:name="P143" style:family="paragraph" style:parent-style-name="Table_20_Contents">
      <style:paragraph-properties fo:text-align="justify" style:justify-single-word="false"/>
      <style:text-properties officeooo:rsid="00fb5c3e" officeooo:paragraph-rsid="00fb5c3e"/>
    </style:style>
    <style:style style:name="P144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fe7b6c" officeooo:paragraph-rsid="00fe7b6c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fo:font-size="14pt" officeooo:paragraph-rsid="00ffe727" style:font-size-asian="14pt" style:font-size-complex="14pt"/>
    </style:style>
    <style:style style:name="P146" style:family="paragraph" style:parent-style-name="Table_20_Contents">
      <style:paragraph-properties fo:text-align="justify" style:justify-single-word="false"/>
      <style:text-properties fo:font-size="14pt" officeooo:paragraph-rsid="0102000a" style:font-size-asian="14pt" style:font-size-complex="14pt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officeooo:rsid="008a775d" style:font-size-asian="14pt" style:font-size-complex="14pt"/>
    </style:style>
    <style:style style:name="T3" style:family="text">
      <style:text-properties style:font-name="Times New Roman" fo:font-size="14pt" fo:language="ru" fo:country="RU" officeooo:rsid="008a9fc6" style:font-size-asian="14pt" style:font-size-complex="14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6" style:family="text">
      <style:text-properties style:font-name="Times New Roman" fo:font-size="14pt" officeooo:rsid="00a74d9c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officeooo:rsid="00a8b946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officeooo:rsid="00b65a26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fo:font-style="italic" officeooo:rsid="00a74d9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1" style:family="text">
      <style:text-properties style:font-name="Times New Roman" fo:font-size="14pt" fo:language="en" fo:country="US" officeooo:rsid="00a74d9c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Calibri" style:font-size-asian="14pt" style:font-weight-asian="bold" style:font-name-complex="Times New Roman1"/>
    </style:style>
    <style:style style:name="T1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style:font-name="Times New Roman" fo:font-size="14pt" style:font-name-asian="Calibri" style:font-size-asian="14pt" style:font-name-complex="Times New Roman1"/>
    </style:style>
    <style:style style:name="T15" style:family="text">
      <style:text-properties style:font-name="Times New Roman" fo:font-size="14pt" officeooo:rsid="00d13ab8" style:font-name-asian="Calibri" style:font-size-asian="14pt" style:font-name-complex="Times New Roman1"/>
    </style:style>
    <style:style style:name="T16" style:family="text">
      <style:text-properties style:font-name="Times New Roman" fo:font-size="14pt" officeooo:rsid="00d28920" style:font-name-asian="Calibri" style:font-size-asian="14pt" style:font-name-complex="Times New Roman1"/>
    </style:style>
    <style:style style:name="T17" style:family="text">
      <style:text-properties style:font-name="Times New Roman" fo:font-size="14pt" officeooo:rsid="00d3f737" style:font-name-asian="Calibri" style:font-size-asian="14pt" style:font-name-complex="Times New Roman1"/>
    </style:style>
    <style:style style:name="T18" style:family="text">
      <style:text-properties style:font-name="Times New Roman" fo:font-size="14pt" officeooo:rsid="00dcd625" style:font-name-asian="Calibri" style:font-size-asian="14pt" style:font-name-complex="Times New Roman1"/>
    </style:style>
    <style:style style:name="T19" style:family="text">
      <style:text-properties style:font-name="Times New Roman" fo:font-size="14pt" officeooo:rsid="00de6e9e" style:font-name-asian="Calibri" style:font-size-asian="14pt" style:font-name-complex="Times New Roman1"/>
    </style:style>
    <style:style style:name="T20" style:family="text">
      <style:text-properties style:font-name="Times New Roman" fo:font-size="14pt" officeooo:rsid="00e61975" style:font-name-asian="Calibri" style:font-size-asian="14pt" style:font-name-complex="Times New Roman1"/>
    </style:style>
    <style:style style:name="T21" style:family="text">
      <style:text-properties style:font-name="Times New Roman" fo:font-size="14pt" officeooo:rsid="00e99ab6" style:font-name-asian="Calibri" style:font-size-asian="14pt" style:font-name-complex="Times New Roman1"/>
    </style:style>
    <style:style style:name="T22" style:family="text">
      <style:text-properties style:font-name="Times New Roman" fo:font-size="14pt" officeooo:rsid="00ef27c4" style:font-name-asian="Calibri" style:font-size-asian="14pt" style:font-name-complex="Times New Roman1"/>
    </style:style>
    <style:style style:name="T23" style:family="text">
      <style:text-properties style:font-name="Times New Roman" fo:font-size="14pt" officeooo:rsid="00f81a33" style:font-name-asian="Calibri" style:font-size-asian="14pt" style:font-name-complex="Times New Roman1"/>
    </style:style>
    <style:style style:name="T24" style:family="text">
      <style:text-properties style:font-name="Times New Roman" fo:font-size="14pt" officeooo:rsid="00fa4098" style:font-name-asian="Calibri" style:font-size-asian="14pt" style:font-name-complex="Times New Roman1"/>
    </style:style>
    <style:style style:name="T25" style:family="text">
      <style:text-properties style:font-name="Times New Roman" fo:font-size="14pt" officeooo:rsid="01027500" style:font-name-asian="Calibri" style:font-size-asian="14pt" style:font-name-complex="Times New Roman1"/>
    </style:style>
    <style:style style:name="T26" style:family="text">
      <style:text-properties style:font-name="Times New Roman" fo:font-size="14pt" officeooo:rsid="0102a20e" style:font-name-asian="Calibri" style:font-size-asian="14pt" style:font-name-complex="Times New Roman1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officeooo:rsid="00a74d9c" style:font-size-asian="14pt" style:font-size-complex="14pt"/>
    </style:style>
    <style:style style:name="T29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0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1" style:family="text">
      <style:text-properties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32" style:family="text">
      <style:text-properties style:font-name="Times New Roman" fo:font-size="13.5pt" officeooo:rsid="0093fb8e" style:font-name-asian="Times New Roman1" style:font-size-asian="13.5pt" style:language-asian="ru" style:country-asian="RU" style:font-name-complex="Times New Roman1" style:font-size-complex="13.5pt"/>
    </style:style>
    <style:style style:name="T3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34" style:family="text">
      <style:text-properties style:font-name="Times New Roman" fo:language="en" fo:country="US" officeooo:rsid="00bc5802" style:font-name-asian="Times New Roman1" style:language-asian="ru" style:country-asian="RU" style:font-name-complex="Times New Roman1"/>
    </style:style>
    <style:style style:name="T35" style:family="text">
      <style:text-properties style:font-name="Times New Roman" style:font-name-asian="Times New Roman1" style:language-asian="ru" style:country-asian="RU" style:font-name-complex="Times New Roman1"/>
    </style:style>
    <style:style style:name="T36" style:family="text">
      <style:text-properties style:font-name="Times New Roman" officeooo:rsid="00bc5802" style:font-name-asian="Times New Roman1" style:language-asian="ru" style:country-asian="RU" style:font-name-complex="Times New Roman1"/>
    </style:style>
    <style:style style:name="T37" style:family="text">
      <style:text-properties style:font-name="Times New Roman" officeooo:rsid="00bd0717" style:font-name-asian="Times New Roman1" style:language-asian="ru" style:country-asian="RU" style:font-name-complex="Times New Roman1"/>
    </style:style>
    <style:style style:name="T38" style:family="text">
      <style:text-properties style:font-name="Times New Roman" style:language-asian="ru" style:country-asian="RU" style:font-name-complex="Times New Roman1"/>
    </style:style>
    <style:style style:name="T39" style:family="text">
      <style:text-properties style:font-name="Times New Roman" officeooo:rsid="00bc5802" style:language-asian="ru" style:country-asian="RU" style:font-name-complex="Times New Roman1"/>
    </style:style>
    <style:style style:name="T40" style:family="text">
      <style:text-properties style:font-name="Times New Roman" officeooo:rsid="00beda0e" style:language-asian="ru" style:country-asian="RU" style:font-name-complex="Times New Roman1"/>
    </style:style>
    <style:style style:name="T41" style:family="text">
      <style:text-properties style:font-name="Times New Roman" officeooo:rsid="00bf7a9c" style:language-asian="ru" style:country-asian="RU" style:font-name-complex="Times New Roman1"/>
    </style:style>
    <style:style style:name="T42" style:family="text">
      <style:text-properties fo:font-style="normal" style:text-underline-style="none" fo:font-weight="normal" officeooo:rsid="00d0257e" style:font-style-asian="normal" style:font-weight-asian="normal" style:font-style-complex="normal" style:font-weight-complex="normal"/>
    </style:style>
    <style:style style:name="T43" style:family="text">
      <style:text-properties fo:font-style="italic" officeooo:rsid="00da4b1a" style:font-style-asian="italic" style:font-style-complex="italic"/>
    </style:style>
    <style:style style:name="T44" style:family="text">
      <style:text-properties style:font-name-asian="Times New Roman1" style:language-asian="ru" style:country-asian="RU" style:font-name-complex="Times New Roman1"/>
    </style:style>
    <style:style style:name="T45" style:family="text">
      <style:text-properties officeooo:rsid="008be60b" style:font-name-asian="Times New Roman1" style:language-asian="ru" style:country-asian="RU" style:font-name-complex="Times New Roman1"/>
    </style:style>
    <style:style style:name="T46" style:family="text">
      <style:text-properties officeooo:rsid="009c4c88" style:font-name-asian="Times New Roman1" style:language-asian="ru" style:country-asian="RU" style:font-name-complex="Times New Roman1"/>
    </style:style>
    <style:style style:name="T47" style:family="text">
      <style:text-properties officeooo:rsid="00b21526" style:font-name-asian="Times New Roman1" style:language-asian="ru" style:country-asian="RU" style:font-name-complex="Times New Roman1"/>
    </style:style>
    <style:style style:name="T48" style:family="text">
      <style:text-properties style:text-position="sub 58%"/>
    </style:style>
    <style:style style:name="T49" style:family="text">
      <style:text-properties style:text-position="sub 58%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50" style:family="text">
      <style:text-properties style:text-position="sub 58%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1" style:family="text">
      <style:text-properties style:text-position="sub 58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2" style:family="text">
      <style:text-properties style:text-position="sub 58%" style:font-name="Times New Roman" fo:font-size="14pt" officeooo:rsid="00a74d9c" style:font-name-asian="Times New Roman1" style:font-size-asian="14pt" style:language-asian="ru" style:country-asian="RU" style:font-name-complex="Times New Roman1" style:font-size-complex="14pt"/>
    </style:style>
    <style:style style:name="T53" style:family="text">
      <style:text-properties style:text-position="sub 58%" style:font-name="Times New Roman" fo:font-size="14pt" officeooo:rsid="00f81a33" style:font-name-asian="Calibri" style:font-size-asian="14pt" style:font-name-complex="Times New Roman1"/>
    </style:style>
    <style:style style:name="T54" style:family="text">
      <style:text-properties style:text-position="sub 58%" fo:language="en" fo:country="US" style:font-name-asian="Times New Roman1" style:language-asian="ru" style:country-asian="RU" style:font-name-complex="Times New Roman1"/>
    </style:style>
    <style:style style:name="T55" style:family="text">
      <style:text-properties style:text-position="sub 58%" fo:language="en" fo:country="US" officeooo:rsid="008be60b" style:font-name-asian="Times New Roman1" style:language-asian="ru" style:country-asian="RU" style:font-name-complex="Times New Roman1"/>
    </style:style>
    <style:style style:name="T56" style:family="text">
      <style:text-properties style:text-position="sub 58%" fo:language="en" fo:country="US" style:font-name-complex="Times New Roman1"/>
    </style:style>
    <style:style style:name="T57" style:family="text">
      <style:text-properties style:text-position="sub 58%" style:font-name-asian="Times New Roman1" style:language-asian="ru" style:country-asian="RU" style:font-name-complex="Times New Roman1"/>
    </style:style>
    <style:style style:name="T58" style:family="text">
      <style:text-properties style:text-position="sub 58%" officeooo:rsid="00dcd625" style:font-name-asian="Times New Roman1" style:language-asian="ru" style:country-asian="RU" style:font-name-complex="Times New Roman1"/>
    </style:style>
    <style:style style:name="T59" style:family="text">
      <style:text-properties style:text-position="sub 58%" style:font-name-complex="Times New Roman1"/>
    </style:style>
    <style:style style:name="T60" style:family="text">
      <style:text-properties style:text-position="sub 58%" style:font-name="Liberation Serif"/>
    </style:style>
    <style:style style:name="T61" style:family="text">
      <style:text-properties style:text-position="sub 58%" style:font-name="Liberation Serif1"/>
    </style:style>
    <style:style style:name="T62" style:family="text">
      <style:text-properties style:text-position="sub 58%" style:font-name="Liberation Serif" officeooo:rsid="00ffe727"/>
    </style:style>
    <style:style style:name="T63" style:family="text">
      <style:text-properties style:text-position="sub 58%" style:font-name="Liberation Serif" officeooo:rsid="0102000a"/>
    </style:style>
    <style:style style:name="T64" style:family="text">
      <style:text-properties fo:language="en" fo:country="US" style:font-name-asian="Times New Roman1" style:language-asian="ru" style:country-asian="RU" style:font-name-complex="Times New Roman1"/>
    </style:style>
    <style:style style:name="T65" style:family="text">
      <style:text-properties fo:language="en" fo:country="US" style:font-name-complex="Times New Roman1"/>
    </style:style>
    <style:style style:name="T66" style:family="text">
      <style:text-properties style:text-position="super 58%" style:font-name="Times New Roman" fo:font-size="14pt" officeooo:rsid="00e61975" style:font-name-asian="Calibri" style:font-size-asian="14pt" style:font-name-complex="Times New Roman1"/>
    </style:style>
    <style:style style:name="T67" style:family="text">
      <style:text-properties fo:color="#1d2125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8" style:family="text">
      <style:text-properties fo:color="#1d2125" loext:opacity="100%" style:font-name="Times New Roman" fo:font-size="14pt" officeooo:rsid="009ce6fa" style:font-name-asian="Times New Roman1" style:font-size-asian="14pt" style:language-asian="ru" style:country-asian="RU" style:font-name-complex="Times New Roman1" style:font-size-complex="14pt"/>
    </style:style>
    <style:style style:name="T69" style:family="text">
      <style:text-properties fo:color="#1d2125" loext:opacity="100%" style:font-name="Times New Roman" fo:font-size="14pt" officeooo:rsid="009ef8d1" style:font-name-asian="Times New Roman1" style:font-size-asian="14pt" style:language-asian="ru" style:country-asian="RU" style:font-name-complex="Times New Roman1" style:font-size-complex="14pt"/>
    </style:style>
    <style:style style:name="T70" style:family="text">
      <style:text-properties fo:color="#1d2125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1" style:family="text">
      <style:text-properties fo:color="#1d2125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72" style:family="text">
      <style:text-properties fo:color="#1d2125" loext:opacity="100%" style:font-name="Times New Roman" fo:font-size="14pt" fo:language="ru" fo:country="RU" officeooo:rsid="009ef8d1" style:font-name-asian="Times New Roman1" style:font-size-asian="14pt" style:language-asian="ru" style:country-asian="RU" style:font-name-complex="Times New Roman1" style:font-size-complex="14pt"/>
    </style:style>
    <style:style style:name="T73" style:family="text">
      <style:text-properties fo:color="#1d2125" loext:opacity="100%" style:font-name="Times New Roman" fo:font-size="14pt" fo:language="ru" fo:country="RU" officeooo:rsid="009f6c64" style:font-name-asian="Times New Roman1" style:font-size-asian="14pt" style:language-asian="ru" style:country-asian="RU" style:font-name-complex="Times New Roman1" style:font-size-complex="14pt"/>
    </style:style>
    <style:style style:name="T74" style:family="text">
      <style:text-properties fo:color="#1d2125" loext:opacity="100%" style:text-position="sub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5" style:family="text">
      <style:text-properties fo:color="#1d2125" loext:opacity="100%" style:text-position="sub 58%" style:font-name="Times New Roman" fo:font-size="14pt" officeooo:rsid="00a0baa3" style:font-name-asian="Times New Roman1" style:font-size-asian="14pt" style:language-asian="ru" style:country-asian="RU" style:font-name-complex="Times New Roman1" style:font-size-complex="14pt"/>
    </style:style>
    <style:style style:name="T76" style:family="text">
      <style:text-properties fo:color="#1d2125" loext:opacity="100%" style:text-position="sub 58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77" style:family="text">
      <style:text-properties fo:color="#1d2125" loext:opacity="100%" style:text-position="sub 58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78" style:family="text">
      <style:text-properties fo:color="#1d2125" loext:opacity="100%" style:text-position="sub 58%" style:font-name="Times New Roman" fo:font-size="14pt" fo:language="en" fo:country="US" officeooo:rsid="00a0baa3" style:font-name-asian="Times New Roman1" style:font-size-asian="14pt" style:language-asian="ru" style:country-asian="RU" style:font-name-complex="Times New Roman1" style:font-size-complex="14pt"/>
    </style:style>
    <style:style style:name="T79" style:family="text">
      <style:text-properties style:text-position="0% 100%" style:font-name="Times New Roman" fo:font-size="14pt" style:font-name-asian="Calibri" style:font-size-asian="14pt" style:font-name-complex="Times New Roman1"/>
    </style:style>
    <style:style style:name="T80" style:family="text">
      <style:text-properties style:text-position="0% 100%" style:font-name="Times New Roman" fo:font-size="14pt" officeooo:rsid="00e61975" style:font-name-asian="Calibri" style:font-size-asian="14pt" style:font-name-complex="Times New Roman1"/>
    </style:style>
    <style:style style:name="T81" style:family="text">
      <style:text-properties style:text-position="0% 100%" fo:language="en" fo:country="US" style:font-name-asian="Times New Roman1" style:language-asian="ru" style:country-asian="RU" style:font-name-complex="Times New Roman1"/>
    </style:style>
    <style:style style:name="T82" style:family="text">
      <style:text-properties style:text-position="0% 100%" fo:language="en" fo:country="US" officeooo:rsid="009ef8d1" style:font-name-asian="Times New Roman1" style:language-asian="ru" style:country-asian="RU" style:font-name-complex="Times New Roman1"/>
    </style:style>
    <style:style style:name="T83" style:family="text">
      <style:text-properties style:text-position="0% 100%" style:font-name="Liberation Serif" officeooo:rsid="00fb5c3e"/>
    </style:style>
    <style:style style:name="T84" style:family="text">
      <style:text-properties style:text-position="0% 100%" style:font-name="Liberation Serif" officeooo:rsid="0102000a"/>
    </style:style>
    <style:style style:name="T85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6" style:family="text">
      <style:text-properties style:font-name-complex="Times New Roman1"/>
    </style:style>
    <style:style style:name="T87" style:family="text">
      <style:text-properties style:language-asian="ru" style:country-asian="RU" style:font-name-complex="Times New Roman1"/>
    </style:style>
    <style:style style:name="T88" style:family="text">
      <style:text-properties officeooo:rsid="00bf7a9c" style:language-asian="ru" style:country-asian="RU" style:font-name-complex="Times New Roman1"/>
    </style:style>
    <style:style style:name="T89" style:family="text">
      <style:text-properties officeooo:rsid="00d0257e"/>
    </style:style>
    <style:style style:name="T90" style:family="text">
      <style:text-properties officeooo:rsid="00da4b1a"/>
    </style:style>
    <style:style style:name="T91" style:family="text">
      <style:text-properties style:font-name-asian="Calibri" style:language-asian="en" style:country-asian="US" style:font-name-complex="Times New Roman1"/>
    </style:style>
    <style:style style:name="T92" style:family="text">
      <style:text-properties style:font-name="Liberation Serif"/>
    </style:style>
    <style:style style:name="T93" style:family="text">
      <style:text-properties style:font-name="Liberation Serif1"/>
    </style:style>
    <style:style style:name="T94" style:family="text">
      <style:text-properties style:font-name="Liberation Serif"/>
    </style:style>
    <style:style style:name="T95" style:family="text">
      <style:text-properties style:font-name="Liberation Serif" officeooo:rsid="00ffe727"/>
    </style:style>
    <style:style style:name="T96" style:family="text">
      <style:text-properties officeooo:rsid="00fb5c3e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officeooo:rsid="0107e403"/>
    </style:style>
    <style:style style:name="fr1" style:family="graphic" style:parent-style-name="Formula">
      <style:graphic-properties fo:margin-left="0mm" fo:margin-right="0mm" fo:margin-top="0mm" fo:margin-bottom="0mm" style:vertical-pos="middle" style:vertical-rel="tex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mm" fo:margin-right="0mm" fo:margin-top="0mm" fo:margin-bottom="0m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ИСТЕРСТВО ОБРАЗОВАНИЯ И НАУКИ РОССИЙСКОЙ ФЕДЕРАЦИИ</text:p>
      <text:p text:style-name="P1">федеративное государственное бюджетное образовательное учреждение</text:p>
      <text:p text:style-name="P1">высшего профессионального образования</text:p>
      <text:p text:style-name="P8">“УЛЬЯНОВСКИЙ ГОСУДАРСТВЕННЫЙ ТЕХНИЧЕСКИЙ УНИВЕРСИТЕТ”</text:p>
      <text:p text:style-name="P1">Кафедра “Вычислительная техника”</text:p>
      <text:p text:style-name="P1">Дисциплина “Моделирование”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2">5</text:span></text:span></text:p>
      <text:p text:style-name="P28"><text:span text:style-name="Основной_20_шрифт_20_абзаца"><text:span text:style-name="T1">По теме “</text:span></text:span><text:span text:style-name="Основной_20_шрифт_20_абзаца"><text:span text:style-name="T3">Стохастические сетевые модели вычислительных систем</text:span></text:span><text:span text:style-name="Основной_20_шрифт_20_абзаца"><text:span text:style-name="T1">”</text:span></text:span></text:p>
      <text:p text:style-name="P1"/>
      <text:p text:style-name="P1"/>
      <text:p text:style-name="P1"/>
      <text:p text:style-name="P1"/>
      <text:p text:style-name="P1"/>
      <text:p text:style-name="P2"/>
      <text:p text:style-name="P3">Выполнил: студент группы ЦИСТбв-41</text:p>
      <text:p text:style-name="P4">Нгуен Х. А.</text:p>
      <text:p text:style-name="P7"/>
      <text:p text:style-name="P5">Проверила: доцент, к.т.н.</text:p>
      <text:p text:style-name="P6">Валюх В.В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63">Цель работы</text:p>
      <text:p text:style-name="P67"><text:span text:style-name="T44">Изучение стохастических сетевых моделей вычислительных систем (ВС) и выполнение расчета основных характеристик экспоненциальной стохастической сети.</text:span><text:span text:style-name="T30"/></text:p>
      <text:p text:style-name="P64"><text:span text:style-name="T44">Задание</text:span><text:span text:style-name="T30"/></text:p>
      <text:p text:style-name="P72"><text:span text:style-name="T44">Рассчитать основные характеристики и построить структурную схему разомкнутой стохастической сети, представленной совокупностью систем массового обслуживания (СМО) и заданной в виде матрицы вероятностей передач 6-го порядка.</text:span><text:span text:style-name="T30"/></text:p>
      <text:p text:style-name="P68"><text:span text:style-name="T44">Определению подлежат следующие характеристики стационарного режима разомкнутой стохастической сети:</text:span><text:span text:style-name="T31"/></text:p>
      <text:list text:style-name="L1">
        <text:list-item>
          <text:p text:style-name="P69"><text:span text:style-name="T44">загрузка каждой СМО (</text:span><text:span text:style-name="T55"><draw:frame draw:style-name="fr3" draw:name="Object1" text:anchor-type="as-char" svg:width="3.09mm" svg:height="3.79m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4">);</text:span><text:span text:style-name="T31"/></text:p>
        </text:list-item>
        <text:list-item>
          <text:p text:style-name="P69"><text:span text:style-name="T44">среднее число занятых каналов каждой СМО </text:span><text:span text:style-name="T45">(</text:span><text:span text:style-name="T45"><draw:frame draw:style-name="fr3" draw:name="Object2" text:anchor-type="as-char" svg:width="3.09mm" svg:height="4.66m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5">)</text:span><text:span text:style-name="T44">;</text:span><text:span text:style-name="T31"/></text:p>
        </text:list-item>
        <text:list-item>
          <text:p text:style-name="P69"><text:span text:style-name="T44">вероятности состояния сети (</text:span><text:span text:style-name="T54"><draw:frame draw:style-name="fr3" draw:name="Object3" text:anchor-type="as-char" svg:width="4.9mm" svg:height="3.76m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4">)</text:span><text:span text:style-name="T31"/></text:p>
        </text:list-item>
        <text:list-item>
          <text:p text:style-name="P69"><text:span text:style-name="T44">средние длины очередей заявок, ожидающих обслуживания в СМО;</text:span><text:span text:style-name="T31"/></text:p>
        </text:list-item>
        <text:list-item>
          <text:p text:style-name="P69"><text:span text:style-name="T44">среднее число заявок </text:span><text:span text:style-name="T64">m</text:span><text:span text:style-name="T57">1..</text:span><text:span text:style-name="T64">m</text:span><text:span text:style-name="T54">i</text:span><text:span text:style-name="T44"> , пребывающих в каждой из систем сети;</text:span><text:span text:style-name="T31"/></text:p>
        </text:list-item>
        <text:list-item>
          <text:p text:style-name="P69"><text:span text:style-name="T44">средние времена пребывания </text:span><text:span text:style-name="T64">u</text:span><text:span text:style-name="T57">1..</text:span><text:span text:style-name="T64">u</text:span><text:span text:style-name="T54">i</text:span><text:span text:style-name="T44"> заявок в системах </text:span><text:span text:style-name="T64">S</text:span><text:span text:style-name="T57">1..</text:span><text:span text:style-name="T64">S</text:span><text:span text:style-name="T54">i</text:span><text:span text:style-name="T44"> ;</text:span><text:span text:style-name="T31"/></text:p>
        </text:list-item>
        <text:list-item>
          <text:p text:style-name="P69"><text:span text:style-name="T44">характеристики сети в целом.</text:span><text:span text:style-name="T31"/></text:p>
        </text:list-item>
      </text:list>
      <text:p text:style-name="P68"><text:span text:style-name="T44">В соответствии с заданным вариантом решения задачи произвести численное определение Р</text:span><text:span text:style-name="T57">1</text:span><text:span text:style-name="T54">i</text:span><text:span text:style-name="T44">..Р</text:span><text:span text:style-name="T57">5</text:span><text:span text:style-name="T54">i</text:span><text:span text:style-name="T44">. Составить матрицу вероятности передач, дополнив некоторые клетки матрицы значениями Р</text:span><text:span text:style-name="T54">ji</text:span><text:span text:style-name="T44"> так, чтобы выполнялось условие </text:span><text:span text:style-name="T44"><draw:frame draw:style-name="fr3" draw:name="Object4" text:anchor-type="as-char" svg:width="15.72mm" svg:height="11.39m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4">.</text:span><text:span text:style-name="T31"/></text:p>
      <text:p text:style-name="P65"><text:span text:style-name="T44">Дано</text:span><text:span text:style-name="T3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5"><text:span text:style-name="T44">Элементы матрицы вероятностей передач</text:span><text:span text:style-name="T30"/></text:p>
          </table:table-cell>
          <table:table-cell table:style-name="Table1.A1" office:value-type="string">
            <text:p text:style-name="P27"><draw:frame draw:style-name="fr3" draw:name="Object5" text:anchor-type="as-char" svg:width="11.25mm" svg:height="5.93m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1" office:value-type="string">
            <text:p text:style-name="P27"><draw:frame draw:style-name="fr3" draw:name="Object6" text:anchor-type="as-char" svg:width="3.97mm" svg:height="5.33m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D1" office:value-type="string">
            <text:p text:style-name="P27"><draw:frame draw:style-name="fr3" draw:name="Object7" text:anchor-type="as-char" svg:width="25.66mm" svg:height="5.33m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6"><text:span text:style-name="T29">P</text:span><text:span text:style-name="T49">15 </text:span><text:span text:style-name="T29">P</text:span><text:span text:style-name="T49">23 </text:span><text:span text:style-name="T29">P</text:span><text:span text:style-name="T49">31 </text:span><text:span text:style-name="T29">P</text:span><text:span text:style-name="T49">42 </text:span><text:span text:style-name="T29">P</text:span><text:span text:style-name="T49">53</text:span><text:span text:style-name="T29"/>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3</text:p>
          </table:table-cell>
          <table:table-cell table:style-name="Table1.D2" office:value-type="string">
            <text:p text:style-name="P76"><text:span text:style-name="T31">1 1 </text:span><text:span text:style-name="T32">3 2 </text:span><text:span text:style-name="T31">4</text:span><text:span text:style-name="T30"/></text:p>
          </table:table-cell>
        </table:table-row>
      </table:table>
      <text:p text:style-name="P65"/>
      <text:p text:style-name="P65"/>
      <text:p text:style-name="P66"><text:soft-page-break/><text:span text:style-name="T44">Выполнение работы</text:span><text:span text:style-name="T31"/></text:p>
      <text:p text:style-name="P73"><text:span text:style-name="T44">Для начала зададим константы </text:span><text:span text:style-name="T46">для вычислений</text:span><text:span text:style-name="T44">:</text:span><text:span text:style-name="T3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8"><text:span text:style-name="T67">N</text:span><text:span text:style-name="T74">1</text:span><text:span text:style-name="T67"> - число букв фамилии</text:span><text:span text:style-name="T67"/></text:p>
          </table:table-cell>
          <table:table-cell table:style-name="Table2.B1" office:value-type="string">
            <text:p text:style-name="P78"><text:span text:style-name="T67">Р</text:span><text:span text:style-name="T74">1k</text:span><text:span text:style-name="T67">=1/N</text:span><text:span text:style-name="T74">1</text:span><text:span text:style-name="T67"/></text:p>
          </table:table-cell>
        </table:table-row>
        <table:table-row>
          <table:table-cell table:style-name="Table2.A2" office:value-type="string">
            <text:p text:style-name="P79"><text:span text:style-name="T67">N</text:span><text:span text:style-name="T74">2</text:span><text:span text:style-name="T67"> - число букв имени</text:span><text:span text:style-name="T67"/></text:p>
          </table:table-cell>
          <table:table-cell table:style-name="Table2.B2" office:value-type="string">
            <text:p text:style-name="P88"><text:span text:style-name="T71">Р</text:span><text:span text:style-name="T76">2</text:span><text:span text:style-name="T77">l</text:span><text:span text:style-name="T71">=1/N</text:span><text:span text:style-name="T76">2</text:span><text:span text:style-name="T67"/></text:p>
          </table:table-cell>
        </table:table-row>
        <table:table-row>
          <table:table-cell table:style-name="Table2.A2" office:value-type="string">
            <text:p text:style-name="P77"><text:span text:style-name="T67">N</text:span><text:span text:style-name="T74">3</text:span><text:span text:style-name="T67"> — число </text:span><text:span text:style-name="T68">месяца рождения</text:span><text:span text:style-name="T67"/></text:p>
          </table:table-cell>
          <table:table-cell table:style-name="Table2.B2" office:value-type="string">
            <text:p text:style-name="P77"><text:span text:style-name="T67">Р</text:span><text:span text:style-name="T74">3m</text:span><text:span text:style-name="T67">=1/N</text:span><text:span text:style-name="T74">3</text:span><text:span text:style-name="T67"/></text:p>
          </table:table-cell>
        </table:table-row>
        <table:table-row>
          <table:table-cell table:style-name="Table2.A2" office:value-type="string">
            <text:p text:style-name="P77"><text:span text:style-name="T67">N</text:span><text:span text:style-name="T74">4</text:span><text:span text:style-name="T67"> = N1+N2</text:span><text:span text:style-name="T67"/></text:p>
          </table:table-cell>
          <table:table-cell table:style-name="Table2.B2" office:value-type="string">
            <text:p text:style-name="P77"><text:span text:style-name="T67">Р</text:span><text:span text:style-name="T74">4n</text:span><text:span text:style-name="T67">=1/N</text:span><text:span text:style-name="T74">4</text:span><text:span text:style-name="T67"/></text:p>
          </table:table-cell>
        </table:table-row>
        <table:table-row>
          <table:table-cell table:style-name="Table2.A2" office:value-type="string">
            <text:p text:style-name="P77"><text:span text:style-name="T67">N</text:span><text:span text:style-name="T74">5</text:span><text:span text:style-name="T67"> = N1+N3</text:span><text:span text:style-name="T67"/></text:p>
          </table:table-cell>
          <table:table-cell table:style-name="Table2.B2" office:value-type="string">
            <text:p text:style-name="P77"><text:span text:style-name="T67">Р</text:span><text:span text:style-name="T74">5g</text:span><text:span text:style-name="T67">=1/N</text:span><text:span text:style-name="T74">5</text:span><text:span text:style-name="T67"/></text:p>
          </table:table-cell>
        </table:table-row>
      </table:table>
      <text:p text:style-name="P73"/>
      <text:p text:style-name="P74"><text:span text:style-name="T44">В варианте задания элементы матрицы передачи - </text:span><text:span text:style-name="T64">P</text:span><text:span text:style-name="T54">15 </text:span><text:span text:style-name="T64">P</text:span><text:span text:style-name="T54">23 </text:span><text:span text:style-name="T64">P</text:span><text:span text:style-name="T54">31 </text:span><text:span text:style-name="T64">P</text:span><text:span text:style-name="T54">42 </text:span><text:span text:style-name="T64">P</text:span><text:span text:style-name="T54">53</text:span><text:span text:style-name="T81">. Значит получаем</text:span><text:span text:style-name="T82">:</text:span><text:span text:style-name="T31"/>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4"><text:span text:style-name="T67">N</text:span><text:span text:style-name="T74">1</text:span><text:span text:style-name="T67"> = </text:span><text:span text:style-name="T69">5</text:span><text:span text:style-name="T67"/></text:p>
          </table:table-cell>
          <table:table-cell table:style-name="Table3.B1" office:value-type="string">
            <text:p text:style-name="P94"><text:span text:style-name="T67">Р</text:span><text:span text:style-name="T74">1</text:span><text:span text:style-name="T75">5</text:span><text:span text:style-name="T67">=1/</text:span><text:span text:style-name="T69">5</text:span><text:span text:style-name="T67"> = 0,</text:span><text:span text:style-name="T69">2</text:span><text:span text:style-name="T67"/></text:p>
          </table:table-cell>
        </table:table-row>
        <table:table-row table:style-name="Table3.1">
          <table:table-cell table:style-name="Table3.A2" office:value-type="string">
            <text:p text:style-name="P93"><text:span text:style-name="T67">N</text:span><text:span text:style-name="T74">2</text:span><text:span text:style-name="T67"> = </text:span><text:span text:style-name="T69">5</text:span><text:span text:style-name="T67"/></text:p>
          </table:table-cell>
          <table:table-cell table:style-name="Table3.B2" office:value-type="string">
            <text:p text:style-name="P95"><text:span text:style-name="T71">Р</text:span><text:span text:style-name="T76">2</text:span><text:span text:style-name="T78">3</text:span><text:span text:style-name="T71">=1/</text:span><text:span text:style-name="T72">5</text:span><text:span text:style-name="T71"> = 0,2</text:span><text:span text:style-name="T67"/></text:p>
          </table:table-cell>
        </table:table-row>
        <table:table-row table:style-name="Table3.1">
          <table:table-cell table:style-name="Table3.A2" office:value-type="string">
            <text:p text:style-name="P93"><text:span text:style-name="T67">N</text:span><text:span text:style-name="T74">3</text:span><text:span text:style-name="T67"> = 1</text:span><text:span text:style-name="T69">2</text:span><text:span text:style-name="T67"/></text:p>
          </table:table-cell>
          <table:table-cell table:style-name="Table3.B2" office:value-type="string">
            <text:p text:style-name="P95"><text:span text:style-name="T71">Р</text:span><text:span text:style-name="T76">3</text:span><text:span text:style-name="T77">1</text:span><text:span text:style-name="T71">=1/1</text:span><text:span text:style-name="T72">2 </text:span><text:span text:style-name="T71">= 0,</text:span><text:span text:style-name="T73">083</text:span><text:span text:style-name="T67"/></text:p>
          </table:table-cell>
        </table:table-row>
        <table:table-row table:style-name="Table3.1">
          <table:table-cell table:style-name="Table3.A2" office:value-type="string">
            <text:p text:style-name="P93"><text:span text:style-name="T67">N</text:span><text:span text:style-name="T74">4</text:span><text:span text:style-name="T67"> = N1+N2 = 1</text:span><text:span text:style-name="T69">0</text:span><text:span text:style-name="T67"/></text:p>
          </table:table-cell>
          <table:table-cell table:style-name="Table3.B2" office:value-type="string">
            <text:p text:style-name="P95"><text:span text:style-name="T71">Р</text:span><text:span text:style-name="T76">4</text:span><text:span text:style-name="T77">2</text:span><text:span text:style-name="T71">=1/1</text:span><text:span text:style-name="T73">0</text:span><text:span text:style-name="T71"> = 0,</text:span><text:span text:style-name="T73">1</text:span><text:span text:style-name="T67"/></text:p>
          </table:table-cell>
        </table:table-row>
        <table:table-row table:style-name="Table3.1">
          <table:table-cell table:style-name="Table3.A2" office:value-type="string">
            <text:p text:style-name="P93"><text:span text:style-name="T67">N</text:span><text:span text:style-name="T74">5</text:span><text:span text:style-name="T67"> = N1+N3 = 1</text:span><text:span text:style-name="T69">7</text:span><text:span text:style-name="T67"/></text:p>
          </table:table-cell>
          <table:table-cell table:style-name="Table3.B2" office:value-type="string">
            <text:p text:style-name="P95"><text:span text:style-name="T71">Р</text:span><text:span text:style-name="T76">5</text:span><text:span text:style-name="T78">3</text:span><text:span text:style-name="T71">=1/1</text:span><text:span text:style-name="T73">7</text:span><text:span text:style-name="T71"> = 0,05</text:span><text:span text:style-name="T73">8</text:span><text:span text:style-name="T67"/></text:p>
          </table:table-cell>
        </table:table-row>
      </table:table>
      <text:p text:style-name="P38"/>
      <text:p text:style-name="P29"><text:span text:style-name="T27"><text:tab/></text:span><text:span text:style-name="T28">Переходим к построению матрицы вероятностей. </text:span><text:span text:style-name="T6">Обратимся к полученным значениям вероятности </text:span><text:span text:style-name="T10">Pij</text:span><text:span text:style-name="T6">. </text:span><text:span text:style-name="T11">i</text:span><text:span text:style-name="T6"> отвечает за номер строки, а </text:span><text:span text:style-name="T11">j</text:span><text:span text:style-name="T6"> за номер столбца. Значение вероятности Р</text:span><text:span text:style-name="T52">01</text:span><text:span text:style-name="T6"> принимается равным </text:span><text:span text:style-name="T7">1</text:span><text:span text:style-name="T6">. </text:span><text:span text:style-name="T8">Получается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3"/>
        <table:table-column table:style-name="Table4.G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89"><text:span text:style-name="T9">S</text:span><text:span text:style-name="T50">0</text:span><text:span text:style-name="T9"/></text:p>
          </table:table-cell>
          <table:table-cell table:style-name="Table4.A1" office:value-type="string">
            <text:p text:style-name="P89"><text:span text:style-name="T9">S</text:span><text:span text:style-name="T50">1</text:span><text:span text:style-name="T13"/></text:p>
          </table:table-cell>
          <table:table-cell table:style-name="Table4.A1" office:value-type="string">
            <text:p text:style-name="P89"><text:span text:style-name="T9">S</text:span><text:span text:style-name="T50">2</text:span><text:span text:style-name="T13"/></text:p>
          </table:table-cell>
          <table:table-cell table:style-name="Table4.A1" office:value-type="string">
            <text:p text:style-name="P89"><text:span text:style-name="T9">S</text:span><text:span text:style-name="T50">3</text:span><text:span text:style-name="T13"/></text:p>
          </table:table-cell>
          <table:table-cell table:style-name="Table4.A1" office:value-type="string">
            <text:p text:style-name="P89"><text:span text:style-name="T9">S</text:span><text:span text:style-name="T50">4</text:span><text:span text:style-name="T13"/></text:p>
          </table:table-cell>
          <table:table-cell table:style-name="Table4.A1" office:value-type="string">
            <text:p text:style-name="P89"><text:span text:style-name="T9">S</text:span><text:span text:style-name="T50">5</text:span><text:span text:style-name="T13"/></text:p>
          </table:table-cell>
        </table:table-row>
        <table:table-row table:style-name="Table4.1">
          <table:table-cell table:style-name="Table4.A1" office:value-type="string">
            <text:p text:style-name="P90"><text:span text:style-name="T9">S</text:span><text:span text:style-name="T50">0</text:span><text:span text:style-name="T13"/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5"><text:span text:style-name="T85">1</text:span><text:span text:style-name="T4"/>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89"><text:span text:style-name="T9">S</text:span><text:span text:style-name="T50">1</text:span><text:span text:style-name="T9"/>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80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47">0.2<text:span text:style-name="T5"/></text:p>
          </table:table-cell>
        </table:table-row>
        <table:table-row table:style-name="Table4.1">
          <table:table-cell table:style-name="Table4.A1" office:value-type="string">
            <text:p text:style-name="P89"><text:span text:style-name="T9">S</text:span><text:span text:style-name="T50">2</text:span><text:span text:style-name="T9"/>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80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49">0.2<text:span text:style-name="T5"/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89"><text:span text:style-name="T9">S</text:span><text:span text:style-name="T51">3</text:span><text:span text:style-name="T9"/></text:p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82"><text:span text:style-name="T5">0.083</text:span><text:span text:style-name="T5"/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89"><text:span text:style-name="T9">S</text:span><text:span text:style-name="T50">4</text:span><text:span text:style-name="T9"/>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51">0.1<text:span text:style-name="T5"/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89"><text:span text:style-name="T9">S</text:span><text:span text:style-name="T50">5</text:span><text:span text:style-name="T9"/>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53">0.058<text:span text:style-name="T5"/></text:p>
          </table:table-cell>
          <table:table-cell table:style-name="Table4.A1" office:value-type="string">
            <text:p text:style-name="P85"/>
          </table:table-cell>
          <table:table-cell table:style-name="Table4.A1" office:value-type="string">
            <text:p text:style-name="P15"/>
          </table:table-cell>
        </table:table-row>
      </table:table>
      <text:p text:style-name="P41"/>
      <text:p text:style-name="P20"><text:span text:style-name="T44">Теперь необходимо дополнить </text:span><text:span text:style-name="T86">некоторые ячейки таблицы так, чтобы выполнялось условие</text:span> <draw:frame draw:style-name="fr4" draw:name="Object8" text:anchor-type="as-char" svg:width="16.09mm" svg:height="11.39m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4">. Для этого рассматриваем построчно предыдущую матрицу, и дополняем любую ячейку, не относящуюся к </text:span><text:soft-page-break/><text:span text:style-name="T44">главной диагонали разностью вида: 1–известное значение в строке </text:span><text:span text:style-name="T64">i</text:span><text:span text:style-name="T44">. </text:span><text:span text:style-name="T47">Получаем такую таблицу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3"/>
        <table:table-column table:style-name="Table5.G"/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91"><text:span text:style-name="T9">S</text:span><text:span text:style-name="T50">0</text:span><text:span text:style-name="T9"/></text:p>
          </table:table-cell>
          <table:table-cell table:style-name="Table5.A1" office:value-type="string">
            <text:p text:style-name="P91"><text:span text:style-name="T9">S</text:span><text:span text:style-name="T50">1</text:span><text:span text:style-name="T13"/></text:p>
          </table:table-cell>
          <table:table-cell table:style-name="Table5.A1" office:value-type="string">
            <text:p text:style-name="P91"><text:span text:style-name="T9">S</text:span><text:span text:style-name="T50">2</text:span><text:span text:style-name="T13"/></text:p>
          </table:table-cell>
          <table:table-cell table:style-name="Table5.A1" office:value-type="string">
            <text:p text:style-name="P91"><text:span text:style-name="T9">S</text:span><text:span text:style-name="T50">3</text:span><text:span text:style-name="T13"/></text:p>
          </table:table-cell>
          <table:table-cell table:style-name="Table5.A1" office:value-type="string">
            <text:p text:style-name="P91"><text:span text:style-name="T9">S</text:span><text:span text:style-name="T50">4</text:span><text:span text:style-name="T13"/></text:p>
          </table:table-cell>
          <table:table-cell table:style-name="Table5.A1" office:value-type="string">
            <text:p text:style-name="P91"><text:span text:style-name="T9">S</text:span><text:span text:style-name="T50">5</text:span><text:span text:style-name="T13"/></text:p>
          </table:table-cell>
        </table:table-row>
        <table:table-row table:style-name="Table5.1">
          <table:table-cell table:style-name="Table5.A1" office:value-type="string">
            <text:p text:style-name="P92"><text:span text:style-name="T9">S</text:span><text:span text:style-name="T50">0</text:span><text:span text:style-name="T13"/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86"><text:span text:style-name="T85">1</text:span><text:span text:style-name="T4"/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91"><text:span text:style-name="T9">S</text:span><text:span text:style-name="T50">1</text:span><text:span text:style-name="T9"/>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84">0.8<text:span text:style-name="T5"/>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48">0.2<text:span text:style-name="T5"/></text:p>
          </table:table-cell>
        </table:table-row>
        <table:table-row table:style-name="Table5.1">
          <table:table-cell table:style-name="Table5.A1" office:value-type="string">
            <text:p text:style-name="P91"><text:span text:style-name="T9">S</text:span><text:span text:style-name="T50">2</text:span><text:span text:style-name="T9"/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81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50">0.2<text:span text:style-name="T5"/></text:p>
          </table:table-cell>
          <table:table-cell table:style-name="Table5.A1" office:value-type="string">
            <text:p text:style-name="P55">0.8<text:span text:style-name="T5"/></text:p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91"><text:span text:style-name="T9">S</text:span><text:span text:style-name="T51">3</text:span><text:span text:style-name="T9"/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83"><text:span text:style-name="T5">0.083</text:span><text:span text:style-name="T5"/></text:p>
          </table:table-cell>
          <table:table-cell table:style-name="Table5.A1" office:value-type="string">
            <text:p text:style-name="P19">0.917<text:span text:style-name="T5"/>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91"><text:span text:style-name="T9">S</text:span><text:span text:style-name="T50">4</text:span><text:span text:style-name="T9"/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8">0.1<text:span text:style-name="T5"/>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9">0.9<text:span text:style-name="T5"/></text:p>
          </table:table-cell>
        </table:table-row>
        <table:table-row table:style-name="Table5.1">
          <table:table-cell table:style-name="Table5.A1" office:value-type="string">
            <text:p text:style-name="P91"><text:span text:style-name="T9">S</text:span><text:span text:style-name="T50">5</text:span><text:span text:style-name="T9"/></text:p>
          </table:table-cell>
          <table:table-cell table:style-name="Table5.A1" office:value-type="string">
            <text:p text:style-name="P57">0.942<text:span text:style-name="T5"/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54">0.058<text:span text:style-name="T5"/></text:p>
          </table:table-cell>
          <table:table-cell table:style-name="Table5.A1" office:value-type="string">
            <text:p text:style-name="P87"/>
          </table:table-cell>
          <table:table-cell table:style-name="Table5.A1" office:value-type="string">
            <text:p text:style-name="P16"/>
          </table:table-cell>
        </table:table-row>
      </table:table>
      <text:p text:style-name="P21"><text:span text:style-name="T86">Интенсивность потока, входящего в любую </text:span><text:span text:style-name="T65">S</text:span><text:span text:style-name="T56">i</text:span><text:span text:style-name="T59"> </text:span><text:span text:style-name="T86">систему сети, определяется суммой интенсивностей потоков, поступающих в нее из других </text:span><text:span text:style-name="T65">S</text:span><text:span text:style-name="T56">j</text:span><text:span text:style-name="T59"> </text:span><text:span text:style-name="T86">систем:</text:span></text:p>
      <text:p text:style-name="P22"><draw:frame draw:style-name="fr3" draw:name="Object9" text:anchor-type="as-char" svg:width="49.41mm" svg:height="11.39m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6"><text:span text:style-name="T35">Количество каналов </text:span><text:span text:style-name="T33">Ki</text:span><text:span text:style-name="T35"> для </text:span><text:span text:style-name="T33">i</text:span><text:span text:style-name="T35">-ой СМО </text:span><text:span text:style-name="T36">заданный по варианту:</text:span><text:span text:style-name="T4"/></text:p>
      <text:p text:style-name="P97"><text:span text:style-name="T33">K</text:span><text:span text:style-name="T35">1 = 1;</text:span><text:span text:style-name="T4"/></text:p>
      <text:p text:style-name="P98"><text:span text:style-name="T33">K</text:span><text:span text:style-name="T35">2 = 1;</text:span><text:span text:style-name="T4"/></text:p>
      <text:p text:style-name="P98"><text:span text:style-name="T33">K</text:span><text:span text:style-name="T35">3 = </text:span><text:span text:style-name="T37">3</text:span><text:span text:style-name="T35">;</text:span><text:span text:style-name="T4"/></text:p>
      <text:p text:style-name="P98"><text:span text:style-name="T33">K</text:span><text:span text:style-name="T35">4 = </text:span><text:span text:style-name="T37">2</text:span><text:span text:style-name="T35">;</text:span><text:span text:style-name="T4"/></text:p>
      <text:p text:style-name="P98"><text:span text:style-name="T34">K</text:span><text:span text:style-name="T36">5 = </text:span><text:span text:style-name="T37">4</text:span><text:span text:style-name="T36">;</text:span><text:span text:style-name="T4"/></text:p>
      <text:p text:style-name="P99"><text:span text:style-name="T36"><text:tab/></text:span><text:span text:style-name="T39">Интенсивность входного потока заявок </text:span><text:span text:style-name="T40">по варианту</text:span><text:span text:style-name="T39">:</text:span><text:span text:style-name="T4"/></text:p>
      <text:p text:style-name="P100"><text:span text:style-name="T40"><draw:frame draw:style-name="fr3" draw:name="Object10" text:anchor-type="as-char" svg:width="9.61mm" svg:height="5.33m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"/></text:p>
      <text:p text:style-name="P99"><text:span text:style-name="T40"><text:tab/>Средняя длительность обслуживания заявок для каждой СМО:</text:span><text:span text:style-name="T4"/></text:p>
      <text:p text:style-name="P100"><text:span text:style-name="T40"><draw:frame draw:style-name="fr3" draw:name="Object11" text:anchor-type="as-char" svg:width="45.54mm" svg:height="5.33m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/></text:p>
      <text:p text:style-name="P101"><text:span text:style-name="T40">Д</text:span><text:span text:style-name="T38">алее нужно составить </text:span><text:span text:style-name="T41">систему уравнений следующего образца:</text:span><text:span text:style-name="T4"/></text:p>
      <text:p text:style-name="P102"><text:span text:style-name="T41"><draw:frame draw:style-name="fr3" draw:name="Object12" text:anchor-type="as-char" svg:width="42.84mm" svg:height="32.93m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/></text:p>
      <text:p text:style-name="P70"><text:soft-page-break/><text:span text:style-name="T88">П</text:span><text:span text:style-name="T87">одставляем значения из матрицы вероятностей:</text:span><text:span text:style-name="T4"/></text:p>
      <text:p text:style-name="P70"><text:span text:style-name="T87"><draw:frame draw:style-name="fr3" draw:name="Object13" text:anchor-type="as-char" svg:width="46.8mm" svg:height="32.93m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/></text:p>
      <text:p text:style-name="P70"><text:span text:style-name="T87">Зная что </text:span><text:span text:style-name="T87"><draw:frame draw:style-name="fr3" draw:name="Object14" text:anchor-type="as-char" svg:width="9.61mm" svg:height="5.33m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7">, получаем:</text:span><text:span text:style-name="T4"/></text:p>
      <text:p text:style-name="P70"><draw:frame draw:style-name="fr3" draw:name="Object15" text:anchor-type="as-char" svg:width="46.8mm" svg:height="32.93m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4"/></text:p>
      <text:p text:style-name="P71">Решаем данную систему <text:span text:style-name="T89">используя </text:span><text:span text:style-name="T90">функцию </text:span><text:span text:style-name="T43">solve</text:span><text:span text:style-name="T90"> из модуля </text:span><text:span text:style-name="T43">linalg</text:span><text:span text:style-name="T90"> библиотеки </text:span><text:span text:style-name="T43">SciPy</text:span><text:span text:style-name="T42"> </text:span>и получаем следующее решение:<text:span text:style-name="T4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84">λ</text:span><text:span text:style-name="T63">1</text:span></text:p>
          </table:table-cell>
          <table:table-cell table:style-name="Table6.B1" office:value-type="string">
            <text:p text:style-name="P34">1.02486</text:p>
          </table:table-cell>
        </table:table-row>
        <table:table-row>
          <table:table-cell table:style-name="Table6.A2" office:value-type="string">
            <text:p text:style-name="P146"><text:span text:style-name="T84">λ</text:span><text:span text:style-name="T63">2</text:span></text:p>
          </table:table-cell>
          <table:table-cell table:style-name="Table6.B2" office:value-type="string">
            <text:p text:style-name="P34">1.18972</text:p>
          </table:table-cell>
        </table:table-row>
        <table:table-row>
          <table:table-cell table:style-name="Table6.A2" office:value-type="string">
            <text:p text:style-name="P146"><text:span text:style-name="T84">λ</text:span><text:span text:style-name="T63">3</text:span></text:p>
          </table:table-cell>
          <table:table-cell table:style-name="Table6.B2" office:value-type="string">
            <text:p text:style-name="P34">0.299515</text:p>
          </table:table-cell>
        </table:table-row>
        <table:table-row>
          <table:table-cell table:style-name="Table6.A2" office:value-type="string">
            <text:p text:style-name="P146"><text:span text:style-name="T84">λ</text:span><text:span text:style-name="T63">4</text:span></text:p>
          </table:table-cell>
          <table:table-cell table:style-name="Table6.B2" office:value-type="string">
            <text:p text:style-name="P34">0.951777</text:p>
          </table:table-cell>
        </table:table-row>
        <table:table-row>
          <table:table-cell table:style-name="Table6.A2" office:value-type="string">
            <text:p text:style-name="P146"><text:span text:style-name="T84">λ</text:span><text:span text:style-name="T63">5</text:span></text:p>
          </table:table-cell>
          <table:table-cell table:style-name="Table6.B2" office:value-type="string">
            <text:p text:style-name="P32">1.0615<text:span text:style-name="T89">7</text:span></text:p>
          </table:table-cell>
        </table:table-row>
      </table:table>
      <text:p text:style-name="P103">Определяем коэффициенты передач <draw:frame draw:style-name="fr3" draw:name="Object21" text:anchor-type="as-char" svg:width="3.99mm" svg:height="3.7mm" draw:z-index="15"><draw:object xlink:href="./Object 21" xlink:type="simple" xlink:show="embed" xlink:actuate="onLoad"/><draw:image xlink:href="./ObjectReplacements/Object 21" xlink:type="simple" xlink:show="embed" xlink:actuate="onLoad"/></draw:frame><text:s/>СМО по формуле <draw:frame draw:style-name="fr3" draw:name="Object22" text:anchor-type="as-char" svg:width="12.31mm" svg:height="10.04mm" draw:z-index="16"><draw:object xlink:href="./Object 22" xlink:type="simple" xlink:show="embed" xlink:actuate="onLoad"/><draw:image xlink:href="./ObjectReplacements/Object 22" xlink:type="simple" xlink:show="embed" xlink:actuate="onLoad"/></draw:frame>:<text:span text:style-name="T4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5"><text:span text:style-name="T95">ɑ</text:span><text:span text:style-name="T62">1</text:span></text:p>
          </table:table-cell>
          <table:table-cell table:style-name="Table7.B1" office:value-type="string">
            <text:p text:style-name="P35">1.02486</text:p>
          </table:table-cell>
        </table:table-row>
        <table:table-row>
          <table:table-cell table:style-name="Table7.A2" office:value-type="string">
            <text:p text:style-name="P145"><text:span text:style-name="T95">ɑ</text:span><text:span text:style-name="T62">2</text:span></text:p>
          </table:table-cell>
          <table:table-cell table:style-name="Table7.B2" office:value-type="string">
            <text:p text:style-name="P35">1.18972</text:p>
          </table:table-cell>
        </table:table-row>
        <table:table-row>
          <table:table-cell table:style-name="Table7.A2" office:value-type="string">
            <text:p text:style-name="P145"><text:span text:style-name="T95">ɑ</text:span><text:span text:style-name="T62">3</text:span></text:p>
          </table:table-cell>
          <table:table-cell table:style-name="Table7.B2" office:value-type="string">
            <text:p text:style-name="P35">0.299515</text:p>
          </table:table-cell>
        </table:table-row>
        <table:table-row>
          <table:table-cell table:style-name="Table7.A2" office:value-type="string">
            <text:p text:style-name="P145"><text:span text:style-name="T95">ɑ</text:span><text:span text:style-name="T62">4</text:span></text:p>
          </table:table-cell>
          <table:table-cell table:style-name="Table7.B2" office:value-type="string">
            <text:p text:style-name="P35">0.951777</text:p>
          </table:table-cell>
        </table:table-row>
        <table:table-row>
          <table:table-cell table:style-name="Table7.A2" office:value-type="string">
            <text:p text:style-name="P31"><text:span text:style-name="T95">ɑ</text:span><text:span text:style-name="T62">5</text:span></text:p>
          </table:table-cell>
          <table:table-cell table:style-name="Table7.B2" office:value-type="string">
            <text:p text:style-name="P33">1.0615<text:span text:style-name="T89">7</text:span></text:p>
          </table:table-cell>
        </table:table-row>
      </table:table>
      <text:p text:style-name="P104"><text:span text:style-name="T12"><text:tab/>Определение характеристик разомкнутых стохастических сетей. Проверка условия стационарного режима.</text:span><text:span text:style-name="T12"/></text:p>
      <text:p text:style-name="P105"><text:span text:style-name="T14"><text:tab/></text:span><text:span text:style-name="T15">Условие существования стационарного режима в разомкнутой сети:</text:span><text:span text:style-name="T12"/></text:p>
      <text:p text:style-name="P106"><text:span text:style-name="T15"><draw:frame draw:style-name="fr3" draw:name="Object28" text:anchor-type="as-char" svg:width="47.38mm" svg:height="11.34mm" draw:z-index="17"><draw:object xlink:href="./Object 28" xlink:type="simple" xlink:show="embed" xlink:actuate="onLoad"/><draw:image xlink:href="./ObjectReplacements/Object 28" xlink:type="simple" xlink:show="embed" xlink:actuate="onLoad"/></draw:frame></text:span><text:span text:style-name="T12"/></text:p>
      <text:p text:style-name="P105"><text:soft-page-break/><text:span text:style-name="T15"><text:tab/>Подставляем значения используя данные заданные по варианту:</text:span><text:span text:style-name="T12"/></text:p>
      <text:p text:style-name="P105"><text:span text:style-name="T15"><draw:frame draw:style-name="fr3" draw:name="Object29" text:anchor-type="as-char" svg:width="64.66mm" svg:height="5.1mm" draw:z-index="18"><draw:object xlink:href="./Object 29" xlink:type="simple" xlink:show="embed" xlink:actuate="onLoad"/><draw:image xlink:href="./ObjectReplacements/Object 29" xlink:type="simple" xlink:show="embed" xlink:actuate="onLoad"/></draw:frame></text:span><text:span text:style-name="T12"/></text:p>
      <text:p text:style-name="P105"><text:span text:style-name="T15"><text:tab/>Самое минимальное значение равно </text:span><text:span text:style-name="T20">0.28</text:span><text:span text:style-name="T15"> и оно </text:span><text:span text:style-name="T20">не</text:span><text:span text:style-name="T15"> удовлетворяет условию </text:span><text:span text:style-name="T16">существования стационарного </text:span><text:span text:style-name="T17">режима</text:span><text:span text:style-name="T15">. </text:span><text:span text:style-name="T20">Для этого уменьшить значение времени обслуживания </text:span><text:span text:style-name="T66"><draw:frame draw:style-name="fr3" draw:name="Object34" text:anchor-type="as-char" svg:width="2.66mm" svg:height="2.42mm" draw:z-index="19"><draw:object xlink:href="./Object 34" xlink:type="simple" xlink:show="embed" xlink:actuate="onLoad"/><draw:image xlink:href="./ObjectReplacements/Object 34" xlink:type="simple" xlink:show="embed" xlink:actuate="onLoad"/></draw:frame></text:span><text:span text:style-name="T66"><text:s/></text:span><text:span text:style-name="T80">для некоторых СМО. Мы будем уменьшать на 0.1 время обслуживания до тех пор, пока </text:span><text:span text:style-name="T80"><draw:frame draw:style-name="fr3" draw:name="Object35" text:anchor-type="as-char" svg:width="16.19mm" svg:height="11.34mm" draw:z-index="23"><draw:object xlink:href="./Object 35" xlink:type="simple" xlink:show="embed" xlink:actuate="onLoad"/><draw:image xlink:href="./ObjectReplacements/Object 35" xlink:type="simple" xlink:show="embed" xlink:actuate="onLoad"/></draw:frame></text:span><text:span text:style-name="T80">. В итоге получаем:</text:span><text:span text:style-name="T12"/></text:p>
      <text:p text:style-name="P107"><text:span text:style-name="T79"><draw:frame draw:style-name="fr3" draw:name="Object36" text:anchor-type="as-char" svg:width="37.31mm" svg:height="4.83mm" draw:z-index="24"><draw:object xlink:href="./Object 36" xlink:type="simple" xlink:show="embed" xlink:actuate="onLoad"/><draw:image xlink:href="./ObjectReplacements/Object 36" xlink:type="simple" xlink:show="embed" xlink:actuate="onLoad"/></draw:frame></text:span><text:span text:style-name="T12"/></text:p>
      <text:p text:style-name="P111"><text:span text:style-name="T15">С</text:span><text:span text:style-name="T14">реднее число занятых </text:span><text:span text:style-name="T18">каналов</text:span><text:span text:style-name="T12"/></text:p>
      <text:p text:style-name="P108"><text:span text:style-name="T14">Высчитываем по следующей формуле:</text:span><text:span text:style-name="T12"/></text:p>
      <text:p text:style-name="P109"><text:span text:style-name="T14"><draw:frame draw:style-name="fr3" draw:name="Object30" text:anchor-type="as-char" svg:width="13.79mm" svg:height="4.71mm" draw:z-index="25"><draw:object xlink:href="./Object 30" xlink:type="simple" xlink:show="embed" xlink:actuate="onLoad"/><draw:image xlink:href="./ObjectReplacements/Object 30" xlink:type="simple" xlink:show="embed" xlink:actuate="onLoad"/></draw:frame></text:span><text:span text:style-name="T12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9"><text:span text:style-name="T91">β</text:span><text:span text:style-name="T57">1</text:span><text:span text:style-name="T67"/></text:p>
          </table:table-cell>
          <table:table-cell table:style-name="Table8.B1" office:value-type="string">
            <text:p text:style-name="P62"><text:span text:style-name="T91">0.922</text:span><text:span text:style-name="T67"/></text:p>
          </table:table-cell>
        </table:table-row>
        <table:table-row>
          <table:table-cell table:style-name="Table8.A2" office:value-type="string">
            <text:p text:style-name="P58"><text:span text:style-name="T91">β</text:span><text:span text:style-name="T57">2</text:span><text:span text:style-name="T67"/></text:p>
          </table:table-cell>
          <table:table-cell table:style-name="Table8.B2" office:value-type="string">
            <text:p text:style-name="P61"><text:span text:style-name="T91">0.952</text:span><text:span text:style-name="T67"/></text:p>
          </table:table-cell>
        </table:table-row>
        <table:table-row>
          <table:table-cell table:style-name="Table8.A2" office:value-type="string">
            <text:p text:style-name="P58"><text:span text:style-name="T91">β</text:span><text:span text:style-name="T57">3</text:span><text:span text:style-name="T67"/></text:p>
          </table:table-cell>
          <table:table-cell table:style-name="Table8.B2" office:value-type="string">
            <text:p text:style-name="P113">0.899<text:span text:style-name="T67"/></text:p>
          </table:table-cell>
        </table:table-row>
        <table:table-row>
          <table:table-cell table:style-name="Table8.A2" office:value-type="string">
            <text:p text:style-name="P60"><text:span text:style-name="T91">β</text:span><text:span text:style-name="T58">4</text:span><text:span text:style-name="T67"/></text:p>
          </table:table-cell>
          <table:table-cell table:style-name="Table8.B2" office:value-type="string">
            <text:p text:style-name="P24">1.999</text:p>
          </table:table-cell>
        </table:table-row>
        <table:table-row>
          <table:table-cell table:style-name="Table8.A2" office:value-type="string">
            <text:p text:style-name="P60"><text:span text:style-name="T91">β</text:span><text:span text:style-name="T58">5</text:span><text:span text:style-name="T67"/></text:p>
          </table:table-cell>
          <table:table-cell table:style-name="Table8.B2" office:value-type="string">
            <text:p text:style-name="P24">3.185</text:p>
          </table:table-cell>
        </table:table-row>
      </table:table>
      <text:p text:style-name="P114"><text:span text:style-name="T14">Загрузка каждой СМО</text:span><text:span text:style-name="T12"/></text:p>
      <text:p text:style-name="P120"><text:span text:style-name="T14">Формула</text:span><text:span text:style-name="T19">:</text:span><text:span text:style-name="T12"/></text:p>
      <text:p text:style-name="P120"><text:span text:style-name="T19"><draw:frame draw:style-name="fr3" draw:name="Object31" text:anchor-type="as-char" svg:width="14.62mm" svg:height="10.65mm" draw:z-index="20"><draw:object xlink:href="./Object 31" xlink:type="simple" xlink:show="embed" xlink:actuate="onLoad"/><draw:image xlink:href="./ObjectReplacements/Object 31" xlink:type="simple" xlink:show="embed" xlink:actuate="onLoad"/></draw:frame></text:span><text:span text:style-name="T12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2"><text:span text:style-name="T92">ρ</text:span><text:span text:style-name="T60">1</text:span></text:p>
          </table:table-cell>
          <table:table-cell table:style-name="Table9.B1" office:value-type="string">
            <text:p text:style-name="P42">0.922</text:p>
          </table:table-cell>
        </table:table-row>
        <table:table-row>
          <table:table-cell table:style-name="Table9.A2" office:value-type="string">
            <text:p text:style-name="P42"><text:span text:style-name="T92">ρ</text:span><text:span text:style-name="T60">2</text:span></text:p>
          </table:table-cell>
          <table:table-cell table:style-name="Table9.B2" office:value-type="string">
            <text:p text:style-name="P42">0.952</text:p>
          </table:table-cell>
        </table:table-row>
        <table:table-row>
          <table:table-cell table:style-name="Table9.A2" office:value-type="string">
            <text:p text:style-name="P42"><text:span text:style-name="T92">ρ</text:span><text:span text:style-name="T60">3</text:span></text:p>
          </table:table-cell>
          <table:table-cell table:style-name="Table9.B2" office:value-type="string">
            <text:p text:style-name="P42">0.3</text:p>
          </table:table-cell>
        </table:table-row>
        <table:table-row>
          <table:table-cell table:style-name="Table9.A2" office:value-type="string">
            <text:p text:style-name="P42"><text:span text:style-name="T92">ρ</text:span><text:span text:style-name="T60">4</text:span></text:p>
          </table:table-cell>
          <table:table-cell table:style-name="Table9.B2" office:value-type="string">
            <text:p text:style-name="P42">0.999</text:p>
          </table:table-cell>
        </table:table-row>
        <table:table-row>
          <table:table-cell table:style-name="Table9.A2" office:value-type="string">
            <text:p text:style-name="P42"><text:span text:style-name="T92">ρ</text:span><text:span text:style-name="T60">5</text:span></text:p>
          </table:table-cell>
          <table:table-cell table:style-name="Table9.B2" office:value-type="string">
            <text:p text:style-name="P42">0.796</text:p>
          </table:table-cell>
        </table:table-row>
      </table:table>
      <text:p text:style-name="P115"><text:span text:style-name="T19">В</text:span><text:span text:style-name="T14">ероятность простоя сети</text:span><text:span text:style-name="T12"/></text:p>
      <text:p text:style-name="P121"><text:span text:style-name="T14">Для одноканальной СМО (K=1) формула вероятност</text:span><text:span text:style-name="T25">и</text:span><text:span text:style-name="T14"> простоя:</text:span><text:span text:style-name="T12"/></text:p>
      <text:p text:style-name="P121"><text:soft-page-break/><text:span text:style-name="T14"><draw:frame draw:style-name="fr3" draw:name="Object32" text:anchor-type="as-char" svg:width="16.35mm" svg:height="5.33mm" draw:z-index="21"><draw:object xlink:href="./Object 32" xlink:type="simple" xlink:show="embed" xlink:actuate="onLoad"/><draw:image xlink:href="./ObjectReplacements/Object 32" xlink:type="simple" xlink:show="embed" xlink:actuate="onLoad"/></draw:frame></text:span><text:span text:style-name="T12"/></text:p>
      <text:p text:style-name="P121"><text:span text:style-name="T14">Для многоканальной СМО (K&gt;1) формула вероятности простоя </text:span><text:span text:style-name="T21">или вероятность, что канал свободен</text:span><text:span text:style-name="T14">:</text:span><text:span text:style-name="T12"/></text:p>
      <text:p text:style-name="P121"><text:span text:style-name="T14"><draw:frame draw:style-name="fr4" draw:name="Object33" text:anchor-type="as-char" svg:width="58.35mm" svg:height="18.54mm" draw:z-index="2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3"><text:span text:style-name="T92">π</text:span><text:span text:style-name="T60">01</text:span></text:p>
          </table:table-cell>
          <table:table-cell table:style-name="Table10.B1" office:value-type="string">
            <text:p text:style-name="P44">0.078</text:p>
          </table:table-cell>
        </table:table-row>
        <table:table-row>
          <table:table-cell table:style-name="Table10.A2" office:value-type="string">
            <text:p text:style-name="P43"><text:span text:style-name="T92">π</text:span><text:span text:style-name="T60">02</text:span></text:p>
          </table:table-cell>
          <table:table-cell table:style-name="Table10.B2" office:value-type="string">
            <text:p text:style-name="P44">0.048</text:p>
          </table:table-cell>
        </table:table-row>
        <table:table-row>
          <table:table-cell table:style-name="Table10.A2" office:value-type="string">
            <text:p text:style-name="P43"><text:span text:style-name="T92">π</text:span><text:span text:style-name="T60">03</text:span></text:p>
          </table:table-cell>
          <table:table-cell table:style-name="Table10.B2" office:value-type="string">
            <text:p text:style-name="P44">0.404</text:p>
          </table:table-cell>
        </table:table-row>
        <table:table-row>
          <table:table-cell table:style-name="Table10.A2" office:value-type="string">
            <text:p text:style-name="P43"><text:span text:style-name="T92">π</text:span><text:span text:style-name="T60">04</text:span></text:p>
          </table:table-cell>
          <table:table-cell table:style-name="Table10.B2" office:value-type="string">
            <text:p text:style-name="P44">0</text:p>
          </table:table-cell>
        </table:table-row>
        <table:table-row>
          <table:table-cell table:style-name="Table10.A2" office:value-type="string">
            <text:p text:style-name="P43"><text:span text:style-name="T92">π</text:span><text:span text:style-name="T60">05</text:span></text:p>
          </table:table-cell>
          <table:table-cell table:style-name="Table10.B2" office:value-type="string">
            <text:p text:style-name="P44">0.028</text:p>
          </table:table-cell>
        </table:table-row>
      </table:table>
      <text:p text:style-name="P116"><text:span text:style-name="T14">Средняя длина очереди заявок</text:span><text:span text:style-name="T12"/></text:p>
      <text:p text:style-name="P123"><text:span text:style-name="T14">Вычисляем по формуле </text:span><text:span text:style-name="T22">из </text:span><text:a xlink:type="simple" xlink:href="http://dimacs.rutgers.edu/archive/Workshops/ASIEconEpi/Slides/Queuing_Theory_Equations.pdf" text:style-name="Internet_20_link" text:visited-style-name="Visited_20_Internet_20_Link"><text:span text:style-name="T22">http://dimacs.rutgers.edu/archive/Workshops/ASIEconEpi/Slides/Queuing_Theory_Equations.pdf</text:span></text:a><text:span text:style-name="T22"> для M/M/C</text:span><text:span text:style-name="T14">:</text:span><text:span text:style-name="T12"/></text:p>
      <text:p text:style-name="P122"><text:span text:style-name="T14"><draw:frame draw:style-name="fr3" draw:name="Object37" text:anchor-type="as-char" svg:width="32.56mm" svg:height="18.47mm" draw:z-index="26"><draw:object xlink:href="./Object 37" xlink:type="simple" xlink:show="embed" xlink:actuate="onLoad"/><draw:image xlink:href="./ObjectReplacements/Object 37" xlink:type="simple" xlink:show="embed" xlink:actuate="onLoad"/></draw:frame></text:span><text:span text:style-name="T12"/>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135">l<text:span text:style-name="T48">1</text:span></text:p>
          </table:table-cell>
          <table:table-cell table:style-name="Table11.B1" office:value-type="string">
            <text:p text:style-name="P134">10.899</text:p>
          </table:table-cell>
        </table:table-row>
        <table:table-row>
          <table:table-cell table:style-name="Table11.A2" office:value-type="string">
            <text:p text:style-name="P135">l<text:span text:style-name="T48">2</text:span></text:p>
          </table:table-cell>
          <table:table-cell table:style-name="Table11.B2" office:value-type="string">
            <text:p text:style-name="P134">18.881</text:p>
          </table:table-cell>
        </table:table-row>
        <table:table-row>
          <table:table-cell table:style-name="Table11.A2" office:value-type="string">
            <text:p text:style-name="P135">l<text:span text:style-name="T48">3</text:span></text:p>
          </table:table-cell>
          <table:table-cell table:style-name="Table11.B2" office:value-type="string">
            <text:p text:style-name="P134">0.03</text:p>
          </table:table-cell>
        </table:table-row>
        <table:table-row>
          <table:table-cell table:style-name="Table11.A2" office:value-type="string">
            <text:p text:style-name="P135">l<text:span text:style-name="T48">4</text:span></text:p>
          </table:table-cell>
          <table:table-cell table:style-name="Table11.B2" office:value-type="string">
            <text:p text:style-name="P135">0</text:p>
          </table:table-cell>
        </table:table-row>
        <table:table-row>
          <table:table-cell table:style-name="Table11.A2" office:value-type="string">
            <text:p text:style-name="P135">l<text:span text:style-name="T48">5</text:span></text:p>
          </table:table-cell>
          <table:table-cell table:style-name="Table11.B2" office:value-type="string">
            <text:p text:style-name="P135">2.303</text:p>
          </table:table-cell>
        </table:table-row>
      </table:table>
      <text:p text:style-name="P117"><text:span text:style-name="T14">Среднее число заявок</text:span><text:span text:style-name="T67">, пребывающих в каждой из систем сети.</text:span><text:span text:style-name="T12"/></text:p>
      <text:p text:style-name="P124"><text:span text:style-name="T14">Формула: </text:span><text:span text:style-name="T14"><draw:frame draw:style-name="fr2" draw:name="Object38" text:anchor-type="as-char" svg:width="15.42mm" svg:height="5.33mm" draw:z-index="27"><draw:object xlink:href="./Object 38" xlink:type="simple" xlink:show="embed" xlink:actuate="onLoad"/><draw:image xlink:href="./ObjectReplacements/Object 38" xlink:type="simple" xlink:show="embed" xlink:actuate="onLoad"/></draw:frame></text:span><text:span text:style-name="T12"/>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36">m<text:span text:style-name="T48">1</text:span></text:p>
          </table:table-cell>
          <table:table-cell table:style-name="Table12.B1" office:value-type="string">
            <text:p text:style-name="P137">11.821</text:p>
          </table:table-cell>
        </table:table-row>
        <table:table-row>
          <table:table-cell table:style-name="Table12.A2" office:value-type="string">
            <text:p text:style-name="P136">m<text:span text:style-name="T48">2</text:span></text:p>
          </table:table-cell>
          <table:table-cell table:style-name="Table12.B2" office:value-type="string">
            <text:p text:style-name="P137">19.833</text:p>
          </table:table-cell>
        </table:table-row>
        <table:table-row>
          <table:table-cell table:style-name="Table12.A2" office:value-type="string">
            <text:p text:style-name="P136">m<text:span text:style-name="T48">3</text:span></text:p>
          </table:table-cell>
          <table:table-cell table:style-name="Table12.B2" office:value-type="string">
            <text:p text:style-name="P137">0.929</text:p>
          </table:table-cell>
        </table:table-row>
        <table:table-row>
          <table:table-cell table:style-name="Table12.A2" office:value-type="string">
            <text:p text:style-name="P136">m<text:span text:style-name="T48">4</text:span></text:p>
          </table:table-cell>
          <table:table-cell table:style-name="Table12.B2" office:value-type="string">
            <text:p text:style-name="P137">1.999</text:p>
          </table:table-cell>
        </table:table-row>
        <table:table-row>
          <table:table-cell table:style-name="Table12.A2" office:value-type="string">
            <text:p text:style-name="P136">m<text:span text:style-name="T48">5</text:span></text:p>
          </table:table-cell>
          <table:table-cell table:style-name="Table12.B2" office:value-type="string">
            <text:p text:style-name="P137">5.488</text:p>
          </table:table-cell>
        </table:table-row>
      </table:table>
      <text:p text:style-name="P118"><text:soft-page-break/><text:span text:style-name="T14">Среднее время ожидания заявки </text:span><text:span text:style-name="T23">в системе S</text:span><text:span text:style-name="T53">i</text:span><text:span text:style-name="T12"/></text:p>
      <text:p text:style-name="P125"><text:span text:style-name="T14">Формула: </text:span><text:span text:style-name="T14"><draw:frame draw:style-name="fr2" draw:name="Object39" text:anchor-type="as-char" svg:width="11.55mm" svg:height="10.65mm" draw:z-index="28"><draw:object xlink:href="./Object 39" xlink:type="simple" xlink:show="embed" xlink:actuate="onLoad"/><draw:image xlink:href="./ObjectReplacements/Object 39" xlink:type="simple" xlink:show="embed" xlink:actuate="onLoad"/></draw:frame></text:span><text:span text:style-name="T12"/>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138"><text:span text:style-name="T92">ɷ</text:span><text:span text:style-name="T61">1</text:span></text:p>
          </table:table-cell>
          <table:table-cell table:style-name="Table13.B1" office:value-type="string">
            <text:p text:style-name="P140">10.635</text:p>
          </table:table-cell>
        </table:table-row>
        <table:table-row>
          <table:table-cell table:style-name="Table13.A2" office:value-type="string">
            <text:p text:style-name="P138"><text:span text:style-name="T92">ɷ</text:span><text:span text:style-name="T61">2</text:span></text:p>
          </table:table-cell>
          <table:table-cell table:style-name="Table13.B2" office:value-type="string">
            <text:p text:style-name="P140">15.87</text:p>
          </table:table-cell>
        </table:table-row>
        <table:table-row>
          <table:table-cell table:style-name="Table13.A2" office:value-type="string">
            <text:p text:style-name="P138"><text:span text:style-name="T92">ɷ</text:span><text:span text:style-name="T61">3</text:span></text:p>
          </table:table-cell>
          <table:table-cell table:style-name="Table13.B2" office:value-type="string">
            <text:p text:style-name="P140">0.1</text:p>
          </table:table-cell>
        </table:table-row>
        <table:table-row>
          <table:table-cell table:style-name="Table13.A2" office:value-type="string">
            <text:p text:style-name="P138"><text:span text:style-name="T92">ɷ</text:span><text:span text:style-name="T61">4</text:span></text:p>
          </table:table-cell>
          <table:table-cell table:style-name="Table13.B2" office:value-type="string">
            <text:p text:style-name="P140">0</text:p>
          </table:table-cell>
        </table:table-row>
        <table:table-row>
          <table:table-cell table:style-name="Table13.A2" office:value-type="string">
            <text:p text:style-name="P138"><text:span text:style-name="T92">ɷ</text:span><text:span text:style-name="T61">5</text:span></text:p>
          </table:table-cell>
          <table:table-cell table:style-name="Table13.B2" office:value-type="string">
            <text:p text:style-name="P140">2.169</text:p>
          </table:table-cell>
        </table:table-row>
      </table:table>
      <text:p text:style-name="P119"><text:span text:style-name="T14">Среднее время </text:span><text:span text:style-name="T26">пребывания</text:span><text:span text:style-name="T14"> заявки </text:span><text:span text:style-name="T24">в системах</text:span><text:span text:style-name="T12"/></text:p>
      <text:p text:style-name="P126"><text:span text:style-name="T24">Ф</text:span><text:span text:style-name="T14">ормула: </text:span><text:span text:style-name="T14"><draw:frame draw:style-name="fr2" draw:name="Object40" text:anchor-type="as-char" svg:width="11.24mm" svg:height="10.65mm" draw:z-index="29"><draw:object xlink:href="./Object 40" xlink:type="simple" xlink:show="embed" xlink:actuate="onLoad"/><draw:image xlink:href="./ObjectReplacements/Object 40" xlink:type="simple" xlink:show="embed" xlink:actuate="onLoad"/></draw:frame></text:span><text:span text:style-name="T12"/>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142"><text:span text:style-name="T93">u</text:span><text:span text:style-name="T61">1</text:span></text:p>
          </table:table-cell>
          <table:table-cell table:style-name="Table14.B1" office:value-type="string">
            <text:p text:style-name="P141"><text:span text:style-name="T96">11</text:span>.<text:span text:style-name="T96">534</text:span></text:p>
          </table:table-cell>
        </table:table-row>
        <table:table-row>
          <table:table-cell table:style-name="Table14.A2" office:value-type="string">
            <text:p text:style-name="P142"><text:span text:style-name="T93">u</text:span><text:span text:style-name="T61">2</text:span></text:p>
          </table:table-cell>
          <table:table-cell table:style-name="Table14.B2" office:value-type="string">
            <text:p text:style-name="P141">1<text:span text:style-name="T96">6</text:span>.<text:span text:style-name="T96">67</text:span></text:p>
          </table:table-cell>
        </table:table-row>
        <table:table-row>
          <table:table-cell table:style-name="Table14.A2" office:value-type="string">
            <text:p text:style-name="P142"><text:span text:style-name="T93">u</text:span><text:span text:style-name="T61">3</text:span></text:p>
          </table:table-cell>
          <table:table-cell table:style-name="Table14.B2" office:value-type="string">
            <text:p text:style-name="P143">3.102</text:p>
          </table:table-cell>
        </table:table-row>
        <table:table-row>
          <table:table-cell table:style-name="Table14.A2" office:value-type="string">
            <text:p text:style-name="P139"><text:span text:style-name="T83">u</text:span><text:span text:style-name="T61">4</text:span></text:p>
          </table:table-cell>
          <table:table-cell table:style-name="Table14.B2" office:value-type="string">
            <text:p text:style-name="P143">2.1</text:p>
          </table:table-cell>
        </table:table-row>
        <table:table-row>
          <table:table-cell table:style-name="Table14.A2" office:value-type="string">
            <text:p text:style-name="P139"><text:span text:style-name="T83">u</text:span><text:span text:style-name="T61">5</text:span></text:p>
          </table:table-cell>
          <table:table-cell table:style-name="Table14.B2" office:value-type="string">
            <text:p text:style-name="P143">5.17</text:p>
          </table:table-cell>
        </table:table-row>
      </table:table>
      <text:p text:style-name="P127"/>
      <text:p text:style-name="P112">Характеристики сети в целом</text:p>
      <table:table table:name="Table15" table:style-name="Table15">
        <table:table-column table:style-name="Table15.A" table:number-columns-repeated="4"/>
        <table:table-row>
          <table:table-cell table:style-name="Table15.A1" office:value-type="string">
            <text:p text:style-name="P144">Среднее число заявок, стоящих на очереди в сети</text:p>
            <text:p text:style-name="P144"><draw:frame draw:style-name="fr1" draw:name="Object41" text:anchor-type="as-char" svg:width="13.81mm" svg:height="11.39mm" draw:z-index="3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5.A1" office:value-type="string">
            <text:p text:style-name="P128"><text:span text:style-name="T44">Среднее число <text:s/>заявок, находящихся на обслуживании в сети</text:span><text:span text:style-name="T31"/></text:p>
            <text:p text:style-name="P128"><text:span text:style-name="T44"><draw:frame draw:style-name="fr1" draw:name="Object42" text:anchor-type="as-char" svg:width="15.66mm" svg:height="11.39mm" draw:z-index="3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1"/></text:p>
          </table:table-cell>
          <table:table-cell table:style-name="Table15.A1" office:value-type="string">
            <text:p text:style-name="P128"><text:span text:style-name="T44">Среднее время ожидания в сети</text:span><text:span text:style-name="T31"/></text:p>
            <text:p text:style-name="P128"><text:span text:style-name="T44"><draw:frame draw:style-name="fr1" draw:name="Object43" text:anchor-type="as-char" svg:width="25.47mm" svg:height="11.39mm" draw:z-index="3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1"/></text:p>
          </table:table-cell>
          <table:table-cell table:style-name="Table15.D1" office:value-type="string">
            <text:p text:style-name="P128"><text:span text:style-name="T44">Среднее время <text:s/>пребывания заявки в сети</text:span><text:span text:style-name="T31"/></text:p>
            <text:p text:style-name="P128"><text:span text:style-name="T44"><draw:frame draw:style-name="fr1" draw:name="Object44" text:anchor-type="as-char" svg:width="24.01mm" svg:height="11.39mm" draw:z-index="3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1"/></text:p>
          </table:table-cell>
        </table:table-row>
        <table:table-row table:style-name="Table15.2">
          <table:table-cell table:style-name="Table15.A2" office:value-type="string">
            <text:p text:style-name="Table_20_Contents">32.113</text:p>
          </table:table-cell>
          <table:table-cell table:style-name="Table15.A2" office:value-type="string">
            <text:p text:style-name="Table_20_Contents">40.07</text:p>
          </table:table-cell>
          <table:table-cell table:style-name="Table15.A2" office:value-type="string">
            <text:p text:style-name="Table_20_Contents">38.574</text:p>
          </table:table-cell>
          <table:table-cell table:style-name="Table15.D2" office:value-type="string">
            <text:p text:style-name="Table_20_Contents">48.376</text:p>
          </table:table-cell>
        </table:table-row>
      </table:table>
      <text:p text:style-name="P110"/>
      <text:p text:style-name="P110"/>
      <text:p text:style-name="P129">Вывод</text:p>
      <text:p text:style-name="P131">В этой работе мы научились рассчитывать основные характеристики системы массового обслуживания, <text:span text:style-name="T98">используя язык программирования Python.</text:span></text:p>
      <text:p text:style-name="P130">Код программы</text:p>
      <text:p text:style-name="P132">main.py</text:p>
      <text:p text:style-name="P133">import numpy as np</text:p>
      <text:p text:style-name="P133">from scipy import linalg</text:p>
      <text:p text:style-name="P133">import math</text:p>
      <text:p text:style-name="P133"/>
      <text:p text:style-name="P133">DECIMAL_PLACES = 3</text:p>
      <text:p text:style-name="P133"/>
      <text:p text:style-name="P133">average_service_time = np.array([3, 3, 3, 3, 3])</text:p>
      <text:p text:style-name="P133">mean_rate_of_arrival_0 = 1</text:p>
      <text:p text:style-name="P133">transition_matrix = np.array(</text:p>
      <text:p text:style-name="P133"><text:s text:c="4"/>[</text:p>
      <text:p text:style-name="P133"><text:s text:c="8"/>[-1, 0, 0.083, 0, 0],</text:p>
      <text:p text:style-name="P133"><text:s text:c="8"/>[0.8, -1, 0.917, 0.1, 0],</text:p>
      <text:p text:style-name="P133"><text:s text:c="8"/>[0, 0.2, -1, 0, 0.058],</text:p>
      <text:p text:style-name="P133"><text:s text:c="8"/>[0, 0.8, 0, -1, 0],</text:p>
      <text:p text:style-name="P133"><text:s text:c="8"/>[0.2, 0, 0, 0.9, 0],</text:p>
      <text:p text:style-name="P133"><text:s text:c="4"/>]</text:p>
      <text:p text:style-name="P133">)</text:p>
      <text:p text:style-name="P133">intercept = np.array([-1, 0, 0, 0, 1.06157])</text:p>
      <text:p text:style-name="P133">channels = np.array([1, 1, 3, 2, 4])</text:p>
      <text:p text:style-name="P133"/>
      <text:p text:style-name="P133"/>
      <text:p text:style-name="P133">def is_stationary(</text:p>
      <text:p text:style-name="P133"><text:s text:c="4"/>transition_coefficients: np.ndarray,</text:p>
      <text:p text:style-name="P133"><text:s text:c="4"/>channels: np.ndarray,</text:p>
      <text:p text:style-name="P133"><text:s text:c="4"/>mean_rate_of_arrival: float,</text:p>
      <text:p text:style-name="P133"><text:s text:c="4"/>service_times: np.ndarray,</text:p>
      <text:p text:style-name="P133">) -&gt; tuple[bool, list[float]]:</text:p>
      <text:p text:style-name="P133"><text:s text:c="4"/>results = [</text:p>
      <text:p text:style-name="P133"><text:s text:c="8"/>np.round(</text:p>
      <text:p text:style-name="P133"><text:s text:c="12"/>channels[i] / (transition_coefficients[i] * service_times[i]),</text:p>
      <text:p text:style-name="P133"><text:s text:c="12"/>DECIMAL_PLACES,</text:p>
      <text:p text:style-name="P133"><text:s text:c="8"/>)</text:p>
      <text:p text:style-name="P133"><text:s text:c="8"/>for i in range(transition_coefficients.shape[0])</text:p>
      <text:p text:style-name="P133"><text:s text:c="4"/>]</text:p>
      <text:p text:style-name="P133"/>
      <text:p text:style-name="P133"><text:s text:c="4"/>return (</text:p>
      <text:p text:style-name="P133"><text:s text:c="8"/>mean_rate_of_arrival &lt; np.min(results),</text:p>
      <text:p text:style-name="P133"><text:s text:c="8"/>results,</text:p>
      <text:p text:style-name="P133"><text:s text:c="4"/>)</text:p>
      <text:p text:style-name="P133"/>
      <text:p text:style-name="P133"/>
      <text:p text:style-name="P133">def compute_busy_channels(</text:p>
      <text:p text:style-name="P133"><text:s text:c="4"/>mean_rates: np.ndarray, service_times: np.ndarray</text:p>
      <text:p text:style-name="P133">) -&gt; np.ndarray:</text:p>
      <text:p text:style-name="P133"><text:s text:c="4"/>return np.round(mean_rates * service_times, DECIMAL_PLACES)</text:p>
      <text:p text:style-name="P133"><text:soft-page-break/></text:p>
      <text:p text:style-name="P133"/>
      <text:p text:style-name="P133">def compute_system_load(</text:p>
      <text:p text:style-name="P133"><text:s text:c="4"/>mean_rates: np.ndarray, channels: np.ndarray, service_times: np.ndarray</text:p>
      <text:p text:style-name="P133">) -&gt; np.ndarray:</text:p>
      <text:p text:style-name="P133"><text:s text:c="4"/>return np.round(mean_rates * service_times / channels, DECIMAL_PLACES)</text:p>
      <text:p text:style-name="P133"/>
      <text:p text:style-name="P133"/>
      <text:p text:style-name="P133">def compute_idle_probability(</text:p>
      <text:p text:style-name="P133"><text:s text:c="4"/>system_loads: np.ndarray, busy_channels: np.ndarray, channels: np.ndarray</text:p>
      <text:p text:style-name="P133">):</text:p>
      <text:p text:style-name="P133"><text:s text:c="4"/>pi = []</text:p>
      <text:p text:style-name="P133"><text:s text:c="4"/>for i, k_i in enumerate(channels):</text:p>
      <text:p text:style-name="P133"><text:s text:c="8"/>beta = busy_channels[i]</text:p>
      <text:p text:style-name="P133"><text:s text:c="8"/>if k_i &gt; 1:</text:p>
      <text:p text:style-name="P133"><text:s text:c="12"/>pi_i = np.round(</text:p>
      <text:p text:style-name="P133"><text:s text:c="16"/>1</text:p>
      <text:p text:style-name="P133"><text:s text:c="16"/>/ (</text:p>
      <text:p text:style-name="P133"><text:s text:c="20"/>sum(</text:p>
      <text:p text:style-name="P133"><text:s text:c="24"/>[</text:p>
      <text:p text:style-name="P133"><text:s text:c="28"/>math.pow(beta, m_i) / math.factorial(m_i)</text:p>
      <text:p text:style-name="P133"><text:s text:c="28"/>for m_i in range(k_i)</text:p>
      <text:p text:style-name="P133"><text:s text:c="24"/>]</text:p>
      <text:p text:style-name="P133"><text:s text:c="20"/>)</text:p>
      <text:p text:style-name="P133"><text:s text:c="20"/>+ (math.pow(beta, k_i) / (math.factorial(k_i) * (1 - beta / k_i)))</text:p>
      <text:p text:style-name="P133"><text:s text:c="16"/>),</text:p>
      <text:p text:style-name="P133"><text:s text:c="16"/>3,</text:p>
      <text:p text:style-name="P133"><text:s text:c="12"/>)</text:p>
      <text:p text:style-name="P133"><text:s text:c="12"/>pi.append(pi_i)</text:p>
      <text:p text:style-name="P133"><text:s text:c="8"/>else:</text:p>
      <text:p text:style-name="P133"><text:s text:c="12"/>pi.append(np.round(1 - system_loads[i], 3))</text:p>
      <text:p text:style-name="P133"><text:s text:c="4"/>return np.array(pi)</text:p>
      <text:p text:style-name="P133"/>
      <text:p text:style-name="P133"/>
      <text:p text:style-name="P133">def compute_stationary_average_service_time(</text:p>
      <text:p text:style-name="P133"><text:s text:c="4"/>transition_coefficients: np.ndarray,</text:p>
      <text:p text:style-name="P133"><text:s text:c="4"/>channels: np.ndarray,</text:p>
      <text:p text:style-name="P133"><text:s text:c="4"/>mean_rate_of_arrival: float,</text:p>
      <text:p text:style-name="P133"><text:s text:c="4"/>old_service_times: np.ndarray,</text:p>
      <text:p text:style-name="P133">) -&gt; np.ndarray:</text:p>
      <text:p text:style-name="P133"><text:s text:c="4"/>new_service_times = []</text:p>
      <text:p text:style-name="P133"><text:s text:c="4"/>for i in range(old_service_times.shape[0]):</text:p>
      <text:p text:style-name="P133"><text:s text:c="8"/>n = old_service_times[i]</text:p>
      <text:p text:style-name="P133"><text:s text:c="8"/>while (channels[i] / (transition_coefficients[i] * n)) &lt; mean_rate_of_arrival:</text:p>
      <text:p text:style-name="P133"><text:s text:c="12"/>n -= 0.1</text:p>
      <text:p text:style-name="P133"><text:s text:c="8"/>new_service_times.append(n)</text:p>
      <text:p text:style-name="P133"><text:soft-page-break/></text:p>
      <text:p text:style-name="P133"><text:s text:c="4"/>return np.array(new_service_times)</text:p>
      <text:p text:style-name="P133"/>
      <text:p text:style-name="P133"/>
      <text:p text:style-name="P133">def compute_mean_queue_length(</text:p>
      <text:p text:style-name="P133"><text:s text:c="4"/>busy_channels: np.ndarray, channels: np.ndarray, idle_probabilities: np.ndarray</text:p>
      <text:p text:style-name="P133">) -&gt; np.ndarray:</text:p>
      <text:p text:style-name="P133"><text:s text:c="4"/>length_list = []</text:p>
      <text:p text:style-name="P133"><text:s text:c="4"/>for i in range(busy_channels.shape[0]):</text:p>
      <text:p text:style-name="P133"><text:s text:c="8"/>beta = busy_channels[i]</text:p>
      <text:p text:style-name="P133"><text:s text:c="8"/>k = channels[i]</text:p>
      <text:p text:style-name="P133"><text:s text:c="8"/>idle_probability = idle_probabilities[i]</text:p>
      <text:p text:style-name="P133"><text:s text:c="8"/>l = (math.pow(beta, channels[i] + 1) * idle_probability) / (</text:p>
      <text:p text:style-name="P133"><text:s text:c="12"/>math.factorial(k) * k * math.pow(1 - beta / k, 2)</text:p>
      <text:p text:style-name="P133"><text:s text:c="8"/>)</text:p>
      <text:p text:style-name="P133"><text:s text:c="8"/>length_list.append(np.round(l, DECIMAL_PLACES))</text:p>
      <text:p text:style-name="P133"><text:s text:c="4"/>return np.array(length_list)</text:p>
      <text:p text:style-name="P133"/>
      <text:p text:style-name="P133"/>
      <text:p text:style-name="P133">def compute_mean_message_count(</text:p>
      <text:p text:style-name="P133"><text:s text:c="4"/>busy_channels: np.ndarray, mean_queue_lengths: np.ndarray</text:p>
      <text:p text:style-name="P133">) -&gt; np.ndarray:</text:p>
      <text:p text:style-name="P133"><text:s text:c="4"/>return np.round(busy_channels + mean_queue_lengths, DECIMAL_PLACES)</text:p>
      <text:p text:style-name="P133"/>
      <text:p text:style-name="P133"/>
      <text:p text:style-name="P133">def compute_mean_waiting_time(</text:p>
      <text:p text:style-name="P133"><text:s text:c="4"/>mean_rates: np.ndarray, mean_queue_lengths: np.ndarray</text:p>
      <text:p text:style-name="P133">) -&gt; np.ndarray:</text:p>
      <text:p text:style-name="P133"><text:s text:c="4"/>return np.round(mean_queue_lengths / mean_rates, DECIMAL_PLACES)</text:p>
      <text:p text:style-name="P133"/>
      <text:p text:style-name="P133"/>
      <text:p text:style-name="P133">def compute_mean_sojourn_time(</text:p>
      <text:p text:style-name="P133"><text:s text:c="4"/>mean_rates: np.ndarray, mean_message_counts: np.ndarray</text:p>
      <text:p text:style-name="P133">) -&gt; np.ndarray:</text:p>
      <text:p text:style-name="P133"><text:s text:c="4"/>return np.round(mean_message_counts / mean_rates, DECIMAL_PLACES)</text:p>
      <text:p text:style-name="P133"/>
      <text:p text:style-name="P133"/>
      <text:p text:style-name="P133">def compute_queueing_network_props(</text:p>
      <text:p text:style-name="P133"><text:s text:c="4"/>mean_queue_lengths: np.ndarray,</text:p>
      <text:p text:style-name="P133"><text:s text:c="4"/>mean_message_count_array: np.ndarray,</text:p>
      <text:p text:style-name="P133"><text:s text:c="4"/>service_times: np.ndarray,</text:p>
      <text:p text:style-name="P133"><text:s text:c="4"/>waiting_times: np.ndarray,</text:p>
      <text:p text:style-name="P133"><text:s text:c="4"/>sojourn_times: np.ndarray,</text:p>
      <text:p text:style-name="P133">) -&gt; dict:</text:p>
      <text:p text:style-name="P133"><text:s text:c="4"/>network_props = {</text:p>
      <text:p text:style-name="P133"><text:s text:c="8"/>"mean_count_of_waiting_messages": np.round(</text:p>
      <text:p text:style-name="P133"><text:s text:c="12"/>np.sum(mean_queue_lengths), DECIMAL_PLACES</text:p>
      <text:p text:style-name="P133"><text:soft-page-break/><text:s text:c="8"/>),</text:p>
      <text:p text:style-name="P133"><text:s text:c="8"/>"mean_count_of_processing_messages": np.round(</text:p>
      <text:p text:style-name="P133"><text:s text:c="12"/>np.sum(mean_message_count_array), DECIMAL_PLACES</text:p>
      <text:p text:style-name="P133"><text:s text:c="8"/>),</text:p>
      <text:p text:style-name="P133"><text:s text:c="8"/>"mean_waiting_time": np.round(</text:p>
      <text:p text:style-name="P133"><text:s text:c="12"/>np.sum(service_times + waiting_times), DECIMAL_PLACES</text:p>
      <text:p text:style-name="P133"><text:s text:c="8"/>),</text:p>
      <text:p text:style-name="P133"><text:s text:c="8"/>"mean_sojourn_times": np.round(</text:p>
      <text:p text:style-name="P133"><text:s text:c="12"/>np.sum(service_times + sojourn_times), DECIMAL_PLACES</text:p>
      <text:p text:style-name="P133"><text:s text:c="8"/>),</text:p>
      <text:p text:style-name="P133"><text:s text:c="4"/>}</text:p>
      <text:p text:style-name="P133"/>
      <text:p text:style-name="P133"><text:s text:c="4"/>return network_props</text:p>
      <text:p text:style-name="P133"/>
      <text:p text:style-name="P133"/>
      <text:p text:style-name="P133">def main():</text:p>
      <text:p text:style-name="P133"><text:s text:c="4"/>mean_rates = linalg.solve(transition_matrix, intercept)</text:p>
      <text:p text:style-name="P133"><text:s text:c="4"/>print(f"Mean rates of arrival: {mean_rates}")</text:p>
      <text:p text:style-name="P133"/>
      <text:p text:style-name="P133"><text:s text:c="4"/>service_times = average_service_time</text:p>
      <text:p text:style-name="P133"><text:s text:c="4"/>stationary_results = is_stationary(</text:p>
      <text:p text:style-name="P133"><text:s text:c="8"/>mean_rates, channels, mean_rate_of_arrival_0, service_times</text:p>
      <text:p text:style-name="P133"><text:s text:c="4"/>)</text:p>
      <text:p text:style-name="P133"><text:s text:c="4"/>print(f"Stationary: {stationary_results[0]}. ɑ: {stationary_results[1]}")</text:p>
      <text:p text:style-name="P133"><text:s text:c="4"/>if not stationary_results[0]:</text:p>
      <text:p text:style-name="P133"><text:s text:c="8"/>service_times = compute_stationary_average_service_time(</text:p>
      <text:p text:style-name="P133"><text:s text:c="12"/>mean_rates, channels, mean_rate_of_arrival_0, service_times</text:p>
      <text:p text:style-name="P133"><text:s text:c="8"/>)</text:p>
      <text:p text:style-name="P133"><text:s text:c="8"/>print(f"New service time (ɑ_i): {service_times}.")</text:p>
      <text:p text:style-name="P133"/>
      <text:p text:style-name="P133"><text:s text:c="4"/>busy_channels = compute_busy_channels(mean_rates, service_times)</text:p>
      <text:p text:style-name="P133"><text:s text:c="4"/>print(f"Busy channels (β_i): {busy_channels}")</text:p>
      <text:p text:style-name="P133"/>
      <text:p text:style-name="P133"><text:s text:c="4"/>system_loads = compute_system_load(mean_rates, channels, service_times)</text:p>
      <text:p text:style-name="P133"><text:s text:c="4"/>print(f"Queueing System load (p_i): {system_loads}")</text:p>
      <text:p text:style-name="P133"/>
      <text:p text:style-name="P133"><text:s text:c="4"/>idle_probabilities = compute_idle_probability(system_loads, busy_channels, channels)</text:p>
      <text:p text:style-name="P133"><text:s text:c="4"/>print(f"Idle probability (π_0i): {idle_probabilities}")</text:p>
      <text:p text:style-name="P133"/>
      <text:p text:style-name="P133"><text:s text:c="4"/>mean_queue_lengths = compute_mean_queue_length(</text:p>
      <text:p text:style-name="P133"><text:s text:c="8"/>busy_channels, channels, idle_probabilities</text:p>
      <text:p text:style-name="P133"><text:s text:c="4"/>)</text:p>
      <text:p text:style-name="P133"><text:s text:c="4"/>print(f"Mean queue lengths (l_i): {mean_queue_lengths}")</text:p>
      <text:p text:style-name="P133"/>
      <text:p text:style-name="P133"><text:s text:c="4"/>mean_message_count_array = compute_mean_message_count(</text:p>
      <text:p text:style-name="P133"><text:s text:c="8"/>busy_channels, mean_queue_lengths</text:p>
      <text:p text:style-name="P133"><text:s text:c="4"/>)</text:p>
      <text:p text:style-name="P133"><text:soft-page-break/><text:s text:c="4"/>print(f"Mean message count (m_i): {mean_message_count_array}")</text:p>
      <text:p text:style-name="P133"/>
      <text:p text:style-name="P133"><text:s text:c="4"/>mean_waiting_times = compute_mean_waiting_time(mean_rates, mean_queue_lengths)</text:p>
      <text:p text:style-name="P133"><text:s text:c="4"/>print(f"Mean waiting time in i-th system (ɷ_i): {mean_waiting_times}")</text:p>
      <text:p text:style-name="P133"/>
      <text:p text:style-name="P133"><text:s text:c="4"/>mean_sojourn_times = compute_mean_sojourn_time(mean_rates, mean_message_count_array)</text:p>
      <text:p text:style-name="P133"><text:s text:c="4"/>print(f"Mean waiting time in every system (u_i): {mean_sojourn_times}")</text:p>
      <text:p text:style-name="P133"/>
      <text:p text:style-name="P133"><text:s text:c="4"/>print(</text:p>
      <text:p text:style-name="P133"><text:s text:c="8"/>f"Network properties: {compute_queueing_network_props(mean_queue_lengths, mean_message_count_array, service_times, mean_waiting_times, mean_sojourn_times)}"</text:p>
      <text:p text:style-name="P133"><text:s text:c="4"/>)</text:p>
      <text:p text:style-name="P133"/>
      <text:p text:style-name="P133"/>
      <text:p text:style-name="P133">if __name__ == "__main__":</text:p>
      <text:p text:style-name="P133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1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creation-date>2023-03-09T15:52:00Z</meta:creation-date>
    <dc:date>2023-06-06T14:44:29.671007085</dc:date>
    <meta:editing-cycles>368</meta:editing-cycles>
    <meta:editing-duration>P2DT4H47S</meta:editing-duration>
    <meta:document-statistic meta:table-count="15" meta:image-count="0" meta:object-count="34" meta:page-count="14" meta:paragraph-count="419" meta:word-count="1281" meta:character-count="11113" meta:non-whitespace-character-count="9269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ub>
      <mi>ρ</mi>
      <mi>i</mi>
    </msub>
    <annotation encoding="StarMath 5.0">%rho_i</annotation>
  </semantics>
</math>
</file>

<file path=Object 10/content.xml><?xml version="1.0" encoding="utf-8"?>
<math xmlns="http://www.w3.org/1998/Math/MathML" display="block">
  <semantics>
    <mrow>
      <msub>
        <mi>λ</mi>
        <mn>0</mn>
      </msub>
      <mo stretchy="false">=</mo>
      <mn>1</mn>
    </mrow>
    <annotation encoding="StarMath 5.0">%lambda_0 = 1</annotation>
  </semantics>
</math>
</file>

<file path=Object 11/content.xml><?xml version="1.0" encoding="utf-8"?>
<math xmlns="http://www.w3.org/1998/Math/MathML" display="block">
  <semantics>
    <mrow>
      <mi>υ</mi>
      <mo stretchy="false">=</mo>
      <msub>
        <mi>υ</mi>
        <mn>1</mn>
      </msub>
      <mo stretchy="false">=</mo>
      <msub>
        <mi>υ</mi>
        <mn>2</mn>
      </msub>
      <mo stretchy="false">=</mo>
      <msub>
        <mi>υ</mi>
        <mn>3</mn>
      </msub>
      <mo stretchy="false">=</mo>
      <msub>
        <mi>υ</mi>
        <mn>4</mn>
      </msub>
      <mo stretchy="false">=</mo>
      <msub>
        <mi>υ</mi>
        <mn>5</mn>
      </msub>
      <mo stretchy="false">=</mo>
      <mn>3</mn>
    </mrow>
    <annotation encoding="StarMath 5.0">%upsilon = %upsilon_1 = %upsilon_2 = %upsilon_3 = %upsilon_4 = %upsilon_5 = 3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λ</mi>
                <mn>0</mn>
              </msub>
              <mo stretchy="false">=</mo>
              <msub>
                <mi>P</mi>
                <mn>50</mn>
              </msub>
            </mrow>
            <msub>
              <mi>λ</mi>
              <mn>5</mn>
            </msub>
          </mrow>
        </mtd>
      </mtr>
      <mtr>
        <mtd>
          <mrow>
            <mrow>
              <msub>
                <mi>λ</mi>
                <mn>1</mn>
              </msub>
              <mo stretchy="false">=</mo>
              <msub>
                <mi>P</mi>
                <mn>01</mn>
              </msub>
            </mrow>
            <mrow>
              <msub>
                <mi>λ</mi>
                <mn>0</mn>
              </msub>
              <mo stretchy="false">+</mo>
              <msub>
                <mi>P</mi>
                <mn>31</mn>
              </msub>
            </mrow>
            <msub>
              <mi>λ</mi>
              <mn>3</mn>
            </msub>
          </mrow>
        </mtd>
      </mtr>
      <mtr>
        <mtd>
          <mrow>
            <mrow>
              <msub>
                <mi>λ</mi>
                <mn>2</mn>
              </msub>
              <mo stretchy="false">=</mo>
              <msub>
                <mi>P</mi>
                <mn>12</mn>
              </msub>
            </mrow>
            <mrow>
              <msub>
                <mi>λ</mi>
                <mn>1</mn>
              </msub>
              <mo stretchy="false">+</mo>
              <msub>
                <mi>P</mi>
                <mn>32</mn>
              </msub>
            </mrow>
            <mrow>
              <msub>
                <mi>λ</mi>
                <mn>3</mn>
              </msub>
              <mo stretchy="false">+</mo>
              <msub>
                <mi>P</mi>
                <mn>42</mn>
              </msub>
            </mrow>
            <msub>
              <mi>λ</mi>
              <mn>4</mn>
            </msub>
          </mrow>
        </mtd>
      </mtr>
      <mtr>
        <mtd>
          <mrow>
            <mrow>
              <msub>
                <mi>λ</mi>
                <mn>3</mn>
              </msub>
              <mo stretchy="false">=</mo>
              <msub>
                <mi>P</mi>
                <mn>23</mn>
              </msub>
            </mrow>
            <mrow>
              <msub>
                <mi>λ</mi>
                <mn>2</mn>
              </msub>
              <mo stretchy="false">+</mo>
              <msub>
                <mi>P</mi>
                <mn>53</mn>
              </msub>
            </mrow>
            <msub>
              <mi>λ</mi>
              <mn>5</mn>
            </msub>
          </mrow>
        </mtd>
      </mtr>
      <mtr>
        <mtd>
          <mrow>
            <mrow>
              <msub>
                <mi>λ</mi>
                <mn>4</mn>
              </msub>
              <mo stretchy="false">=</mo>
              <msub>
                <mi>P</mi>
                <mn>24</mn>
              </msub>
            </mrow>
            <msub>
              <mi>λ</mi>
              <mn>2</mn>
            </msub>
          </mrow>
        </mtd>
      </mtr>
      <mtr>
        <mtd>
          <mrow>
            <mrow>
              <msub>
                <mi>λ</mi>
                <mn>5</mn>
              </msub>
              <mo stretchy="false">=</mo>
              <msub>
                <mi>P</mi>
                <mn>15</mn>
              </msub>
            </mrow>
            <mrow>
              <msub>
                <mi>λ</mi>
                <mn>1</mn>
              </msub>
              <mo stretchy="false">+</mo>
              <msub>
                <mi>P</mi>
                <mn>45</mn>
              </msub>
            </mrow>
            <msub>
              <mi>λ</mi>
              <mn>4</mn>
            </msub>
          </mrow>
        </mtd>
      </mtr>
    </mtable>
    <annotation encoding="StarMath 5.0">stack { %lambda_0 = P_50 %lambda_5 # %lambda_1 = P_01 %lambda_0 + P_31 %lambda_3 # %lambda_2 = P_12 %lambda_1 + P_32 %lambda_3 + P_42 %lambda_4 # %lambda_3 = P_23 %lambda_2 + P_53 %lambda_5 # %lambda_4 = P_24 %lambda_2 # %lambda_5 = P_15 %lambda_1 + P_45 %lambda_4 } 
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ub>
                <mi>λ</mi>
                <mn>0</mn>
              </msub>
              <mo stretchy="false">=</mo>
              <mn>0.942</mn>
            </mrow>
            <msub>
              <mi>λ</mi>
              <mn>5</mn>
            </msub>
          </mrow>
        </mtd>
      </mtr>
      <mtr>
        <mtd>
          <mrow>
            <mrow>
              <msub>
                <mi>λ</mi>
                <mn>1</mn>
              </msub>
              <mo stretchy="false">=</mo>
              <mrow>
                <msub>
                  <mi>λ</mi>
                  <mn>0</mn>
                </msub>
                <mo stretchy="false">+</mo>
                <mn>0.083</mn>
              </mrow>
            </mrow>
            <msub>
              <mi>λ</mi>
              <mn>3</mn>
            </msub>
          </mrow>
        </mtd>
      </mtr>
      <mtr>
        <mtd>
          <mrow>
            <mrow>
              <msub>
                <mi>λ</mi>
                <mn>2</mn>
              </msub>
              <mo stretchy="false">=</mo>
              <mn>0.8</mn>
            </mrow>
            <mrow>
              <msub>
                <mi>λ</mi>
                <mn>1</mn>
              </msub>
              <mo stretchy="false">+</mo>
              <mn>0.917</mn>
            </mrow>
            <mrow>
              <msub>
                <mi>λ</mi>
                <mn>3</mn>
              </msub>
              <mo stretchy="false">+</mo>
              <mn>0.1</mn>
            </mrow>
            <msub>
              <mi>λ</mi>
              <mn>4</mn>
            </msub>
          </mrow>
        </mtd>
      </mtr>
      <mtr>
        <mtd>
          <mrow>
            <mrow>
              <msub>
                <mi>λ</mi>
                <mn>3</mn>
              </msub>
              <mo stretchy="false">=</mo>
              <mn>0.2</mn>
            </mrow>
            <mrow>
              <msub>
                <mi>λ</mi>
                <mn>2</mn>
              </msub>
              <mo stretchy="false">+</mo>
              <mn>0.058</mn>
            </mrow>
            <msub>
              <mi>λ</mi>
              <mn>5</mn>
            </msub>
          </mrow>
        </mtd>
      </mtr>
      <mtr>
        <mtd>
          <mrow>
            <mrow>
              <msub>
                <mi>λ</mi>
                <mn>4</mn>
              </msub>
              <mo stretchy="false">=</mo>
              <mn>0.8</mn>
            </mrow>
            <msub>
              <mi>λ</mi>
              <mn>2</mn>
            </msub>
          </mrow>
        </mtd>
      </mtr>
      <mtr>
        <mtd>
          <mrow>
            <mrow>
              <msub>
                <mi>λ</mi>
                <mn>5</mn>
              </msub>
              <mo stretchy="false">=</mo>
              <mn>0.2</mn>
            </mrow>
            <mrow>
              <msub>
                <mi>λ</mi>
                <mn>1</mn>
              </msub>
              <mo stretchy="false">+</mo>
              <mn>0.9</mn>
            </mrow>
            <msub>
              <mi>λ</mi>
              <mn>4</mn>
            </msub>
          </mrow>
        </mtd>
      </mtr>
    </mtable>
    <annotation encoding="StarMath 5.0">stack { %lambda_0 = 0.942 %lambda_5 # %lambda_1 = %lambda_0 + 0.083 %lambda_3 # %lambda_2 = 0.8 %lambda_1 + 0.917 %lambda_3 + 0.1 %lambda_4 # %lambda_3 = 0.2 %lambda_2 + 0.058 %lambda_5 # %lambda_4 = 0.8 %lambda_2 # %lambda_5 = 0.2 %lambda_1 + 0.9 %lambda_4 } 
</annotation>
  </semantics>
</math>
</file>

<file path=Object 14/content.xml><?xml version="1.0" encoding="utf-8"?>
<math xmlns="http://www.w3.org/1998/Math/MathML" display="block">
  <semantics>
    <mrow>
      <msub>
        <mi>λ</mi>
        <mn>0</mn>
      </msub>
      <mo stretchy="false">=</mo>
      <mn>1</mn>
    </mrow>
    <annotation encoding="StarMath 5.0">%lambda_0 = 1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n>1</mn>
              <mo stretchy="false">=</mo>
              <mn>0.942</mn>
            </mrow>
            <msub>
              <mi>λ</mi>
              <mn>5</mn>
            </msub>
          </mrow>
        </mtd>
      </mtr>
      <mtr>
        <mtd>
          <mrow>
            <mrow>
              <msub>
                <mi>λ</mi>
                <mn>1</mn>
              </msub>
              <mo stretchy="false">=</mo>
              <mrow>
                <mn>1</mn>
                <mo stretchy="false">+</mo>
                <mn>0.083</mn>
              </mrow>
            </mrow>
            <msub>
              <mi>λ</mi>
              <mn>3</mn>
            </msub>
          </mrow>
        </mtd>
      </mtr>
      <mtr>
        <mtd>
          <mrow>
            <mrow>
              <msub>
                <mi>λ</mi>
                <mn>2</mn>
              </msub>
              <mo stretchy="false">=</mo>
              <mn>0.8</mn>
            </mrow>
            <mrow>
              <msub>
                <mi>λ</mi>
                <mn>1</mn>
              </msub>
              <mo stretchy="false">+</mo>
              <mn>0.917</mn>
            </mrow>
            <mrow>
              <msub>
                <mi>λ</mi>
                <mn>3</mn>
              </msub>
              <mo stretchy="false">+</mo>
              <mn>0.1</mn>
            </mrow>
            <msub>
              <mi>λ</mi>
              <mn>4</mn>
            </msub>
          </mrow>
        </mtd>
      </mtr>
      <mtr>
        <mtd>
          <mrow>
            <mrow>
              <msub>
                <mi>λ</mi>
                <mn>3</mn>
              </msub>
              <mo stretchy="false">=</mo>
              <mn>0.2</mn>
            </mrow>
            <mrow>
              <msub>
                <mi>λ</mi>
                <mn>2</mn>
              </msub>
              <mo stretchy="false">+</mo>
              <mn>0.058</mn>
            </mrow>
            <msub>
              <mi>λ</mi>
              <mn>5</mn>
            </msub>
          </mrow>
        </mtd>
      </mtr>
      <mtr>
        <mtd>
          <mrow>
            <mrow>
              <msub>
                <mi>λ</mi>
                <mn>4</mn>
              </msub>
              <mo stretchy="false">=</mo>
              <mn>0.8</mn>
            </mrow>
            <msub>
              <mi>λ</mi>
              <mn>2</mn>
            </msub>
          </mrow>
        </mtd>
      </mtr>
      <mtr>
        <mtd>
          <mrow>
            <mrow>
              <msub>
                <mi>λ</mi>
                <mn>5</mn>
              </msub>
              <mo stretchy="false">=</mo>
              <mn>0.2</mn>
            </mrow>
            <mrow>
              <msub>
                <mi>λ</mi>
                <mn>1</mn>
              </msub>
              <mo stretchy="false">+</mo>
              <mn>0.9</mn>
            </mrow>
            <msub>
              <mi>λ</mi>
              <mn>4</mn>
            </msub>
          </mrow>
        </mtd>
      </mtr>
    </mtable>
    <annotation encoding="StarMath 5.0">stack { 1 = 0.942 %lambda_5 # %lambda_1 = 1 + 0.083 %lambda_3 # %lambda_2 = 0.8 %lambda_1 + 0.917 %lambda_3 + 0.1 %lambda_4 # %lambda_3 = 0.2 %lambda_2 + 0.058 %lambda_5 # %lambda_4 = 0.8 %lambda_2 # %lambda_5 = 0.2 %lambda_1 + 0.9 %lambda_4 }
</annotation>
  </semantics>
</math>
</file>

<file path=Object 2/content.xml><?xml version="1.0" encoding="utf-8"?>
<math xmlns="http://www.w3.org/1998/Math/MathML" display="block">
  <semantics>
    <msub>
      <mi>β</mi>
      <mi>i</mi>
    </msub>
    <annotation encoding="StarMath 5.0">%beta_i</annotation>
  </semantics>
</math>
</file>

<file path=Object 21/content.xml><?xml version="1.0" encoding="utf-8"?>
<math xmlns="http://www.w3.org/1998/Math/MathML" display="block">
  <semantics>
    <msub>
      <mi>α</mi>
      <mi>j</mi>
    </msub>
    <annotation encoding="StarMath 5.0">%alpha_j</annotation>
  </semantics>
</math>
</file>

<file path=Object 22/content.xml><?xml version="1.0" encoding="utf-8"?>
<math xmlns="http://www.w3.org/1998/Math/MathML" display="block">
  <semantics>
    <mrow>
      <msub>
        <mi>α</mi>
        <mi>j</mi>
      </msub>
      <mo stretchy="false">=</mo>
      <mfrac>
        <msub>
          <mi>λ</mi>
          <mi>j</mi>
        </msub>
        <msub>
          <mi>λ</mi>
          <mn>0</mn>
        </msub>
      </mfrac>
    </mrow>
    <annotation encoding="StarMath 5.0">%alpha_j = %lambda_j over %lambda_0</annotation>
  </semantics>
</math>
</file>

<file path=Object 28/content.xml><?xml version="1.0" encoding="utf-8"?>
<math xmlns="http://www.w3.org/1998/Math/MathML" display="block">
  <semantics>
    <mrow>
      <mrow>
        <msub>
          <mi>λ</mi>
          <mn>0</mn>
        </msub>
        <mo stretchy="false">&lt;</mo>
        <mi mathvariant="italic">min</mi>
      </mrow>
      <mrow>
        <mo fence="true" form="prefix" stretchy="false">(</mo>
        <mrow>
          <mrow>
            <mfrac>
              <msub>
                <mi>K</mi>
                <mi>i</mi>
              </msub>
              <mrow>
                <mo fence="true" form="prefix" stretchy="false">(</mo>
                <mrow>
                  <mrow>
                    <msub>
                      <mi>α</mi>
                      <mi>i</mi>
                    </msub>
                    <msub>
                      <mi>υ</mi>
                      <mi>i</mi>
                    </msub>
                  </mrow>
                </mrow>
                <mo fence="true" form="postfix" stretchy="false">)</mo>
              </mrow>
            </mfrac>
            <mi>,</mi>
            <mn>...</mn>
            <mi>,</mi>
            <mfrac>
              <msub>
                <mi>K</mi>
                <mi>n</mi>
              </msub>
              <mrow>
                <mo fence="true" form="prefix" stretchy="false">(</mo>
                <mrow>
                  <mrow>
                    <msub>
                      <mi>α</mi>
                      <mi>n</mi>
                    </msub>
                    <msub>
                      <mi>υ</mi>
                      <mi>n</mi>
                    </msub>
                  </mrow>
                </mrow>
                <mo fence="true" form="postfix" stretchy="false">)</mo>
              </mrow>
            </mfrac>
          </mrow>
        </mrow>
        <mo fence="true" form="postfix" stretchy="false">)</mo>
      </mrow>
    </mrow>
    <annotation encoding="StarMath 5.0">%lambda_0 &lt; min( K_i over (%alpha_i %upsilon_i),...,K_n over (%alpha_n %upsilon_n) )</annotation>
  </semantics>
</math>
</file>

<file path=Object 29/content.xml><?xml version="1.0" encoding="utf-8"?>
<math xmlns="http://www.w3.org/1998/Math/MathML" display="block">
  <semantics>
    <mrow>
      <mrow>
        <mn>1</mn>
        <mo stretchy="false">&lt;</mo>
        <mi mathvariant="italic">min</mi>
      </mrow>
      <mrow>
        <mo fence="true" form="prefix" stretchy="false">(</mo>
        <mrow>
          <mrow>
            <mn>0.325</mn>
            <mi>,</mi>
            <mn>0.28</mn>
            <mi>,</mi>
            <mn>3.339</mn>
            <mi>,</mi>
            <mn>0.7</mn>
            <mi>,</mi>
            <mn>1.256</mn>
          </mrow>
        </mrow>
        <mo fence="true" form="postfix" stretchy="false">)</mo>
      </mrow>
    </mrow>
    <annotation encoding="StarMath 5.0">1 &lt; min( 0.325, 0.28, 3.339, 0.7, 1.256 )</annotation>
  </semantics>
</math>
</file>

<file path=Object 3/content.xml><?xml version="1.0" encoding="utf-8"?>
<math xmlns="http://www.w3.org/1998/Math/MathML" display="block">
  <semantics>
    <msub>
      <mi>π</mi>
      <mrow>
        <mn>0</mn>
        <mi>i</mi>
      </mrow>
    </msub>
    <annotation encoding="StarMath 5.0">%pi_0i</annotation>
  </semantics>
</math>
</file>

<file path=Object 30/content.xml><?xml version="1.0" encoding="utf-8"?>
<math xmlns="http://www.w3.org/1998/Math/MathML" display="block">
  <semantics>
    <mrow>
      <mrow>
        <msub>
          <mi>β</mi>
          <mi>i</mi>
        </msub>
        <mo stretchy="false">=</mo>
        <msub>
          <mi>λ</mi>
          <mi>i</mi>
        </msub>
      </mrow>
      <msub>
        <mi>υ</mi>
        <mi>i</mi>
      </msub>
    </mrow>
    <annotation encoding="StarMath 5.0">%beta_i = %lambda_i %upsilon_i</annotation>
  </semantics>
</math>
</file>

<file path=Object 31/content.xml><?xml version="1.0" encoding="utf-8"?>
<math xmlns="http://www.w3.org/1998/Math/MathML" display="block">
  <semantics>
    <mrow>
      <msub>
        <mi>ρ</mi>
        <mi>i</mi>
      </msub>
      <mo stretchy="false">=</mo>
      <mfrac>
        <mrow>
          <msub>
            <mi>λ</mi>
            <mi>i</mi>
          </msub>
          <msub>
            <mi>υ</mi>
            <mi>i</mi>
          </msub>
        </mrow>
        <msub>
          <mi>K</mi>
          <mi>i</mi>
        </msub>
      </mfrac>
    </mrow>
    <annotation encoding="StarMath 5.0">%rho_i={%lambda_i %upsilon_i} over K_i</annotation>
  </semantics>
</math>
</file>

<file path=Object 32/content.xml><?xml version="1.0" encoding="utf-8"?>
<math xmlns="http://www.w3.org/1998/Math/MathML" display="block">
  <semantics>
    <mrow>
      <msub>
        <mi>π</mi>
        <mrow>
          <mn>0</mn>
          <mi>i</mi>
        </mrow>
      </msub>
      <mo stretchy="false">=</mo>
      <mrow>
        <mn>1</mn>
        <mo stretchy="false">−</mo>
        <mi>ρ</mi>
      </mrow>
    </mrow>
    <annotation encoding="StarMath 5.0">%pi_0i = 1 - %rho</annotation>
  </semantics>
</math>
</file>

<file path=Object 33/content.xml><?xml version="1.0" encoding="utf-8"?>
<math xmlns="http://www.w3.org/1998/Math/MathML" display="block">
  <semantics>
    <mrow>
      <msub>
        <mi>π</mi>
        <mrow>
          <mn>0</mn>
          <mi>i</mi>
        </mrow>
      </msub>
      <mo stretchy="false">=</mo>
      <mfrac>
        <mn>1</mn>
        <mrow>
          <munderover>
            <mo stretchy="false">∑</mo>
            <mrow>
              <msub>
                <mi>M</mi>
                <mi>i</mi>
              </msub>
              <mo stretchy="false">=</mo>
              <mn>0</mn>
            </mrow>
            <mrow>
              <msub>
                <mi>k</mi>
                <mi>i</mi>
              </msub>
              <mo stretchy="false">−</mo>
              <mn>1</mn>
            </mrow>
          </munderover>
          <mrow>
            <mo fence="true" form="prefix" stretchy="true">[</mo>
            <mrow>
              <mrow>
                <mfrac>
                  <msubsup>
                    <mi>β</mi>
                    <mi>i</mi>
                    <msub>
                      <mi>M</mi>
                      <mi>i</mi>
                    </msub>
                  </msubsup>
                  <mrow>
                    <msub>
                      <mi>M</mi>
                      <mi>i</mi>
                    </msub>
                    <mi>!</mi>
                  </mrow>
                </mfrac>
                <mo stretchy="false">+</mo>
                <mfrac>
                  <msubsup>
                    <mi>β</mi>
                    <mi>i</mi>
                    <msub>
                      <mi>k</mi>
                      <mi>i</mi>
                    </msub>
                  </msubsup>
                  <mrow>
                    <msub>
                      <mi>k</mi>
                      <mi>i</mi>
                    </msub>
                    <mo stretchy="false">∗</mo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row>
                            <msub>
                              <mi>β</mi>
                              <mi>i</mi>
                            </msub>
                            <mo stretchy="false">∗</mo>
                            <mi>l</mi>
                            <mo stretchy="false">∗</mo>
                            <msub>
                              <mi>k</mi>
                              <mi>i</mi>
                            </msub>
                          </mrow>
                        </mrow>
                      </mrow>
                      <mo fence="true" form="postfix" stretchy="false">)</mo>
                    </mrow>
                  </mrow>
                </mfrac>
              </mrow>
            </mrow>
            <mo fence="true" form="postfix" stretchy="true">]</mo>
          </mrow>
        </mrow>
      </mfrac>
    </mrow>
    <annotation encoding="StarMath 5.0">{π} rsub {0 i} = 1 over {sum from {{M} rsub {i} =0} to {{k} rsub {i} -1} {left [{{β} rsub {i} rsup {{M} rsub {i}}} over {{M} rsub {i} !} +  {{β} rsub {i} rsup {{k} rsub {i}}} over {{k} rsub {i} *(1- {β} rsub {i} *l* {k} rsub {i} )} right ]}}</annotation>
  </semantics>
</math>
</file>

<file path=Object 34/content.xml><?xml version="1.0" encoding="utf-8"?>
<math xmlns="http://www.w3.org/1998/Math/MathML" display="block">
  <semantics>
    <mi>υ</mi>
    <annotation encoding="StarMath 5.0">%upsilon</annotation>
  </semantics>
</math>
</file>

<file path=Object 35/content.xml><?xml version="1.0" encoding="utf-8"?>
<math xmlns="http://www.w3.org/1998/Math/MathML" display="block">
  <semantics>
    <mrow>
      <mfrac>
        <msub>
          <mi>K</mi>
          <mi>i</mi>
        </msub>
        <mrow>
          <mo fence="true" form="prefix" stretchy="false">(</mo>
          <mrow>
            <mrow>
              <msub>
                <mi>α</mi>
                <mi>i</mi>
              </msub>
              <msub>
                <mi>υ</mi>
                <mi>i</mi>
              </msub>
            </mrow>
          </mrow>
          <mo fence="true" form="postfix" stretchy="false">)</mo>
        </mrow>
      </mfrac>
      <mo stretchy="false">&gt;</mo>
      <mn>1</mn>
    </mrow>
    <annotation encoding="StarMath 5.0">K_i over (%alpha_i %upsilon_i) &gt; 1</annotation>
  </semantics>
</math>
</file>

<file path=Object 36/content.xml><?xml version="1.0" encoding="utf-8"?>
<math xmlns="http://www.w3.org/1998/Math/MathML" display="block">
  <semantics>
    <mrow>
      <mi>υ</mi>
      <mo stretchy="false">=</mo>
      <mrow>
        <mo fence="true" form="prefix" stretchy="false">[</mo>
        <mrow>
          <mrow>
            <mn>0.9</mn>
            <mi>,</mi>
            <mn>0.8</mn>
            <mi>,</mi>
            <mn>3</mn>
            <mi>,</mi>
            <mn>2.1</mn>
            <mi>,</mi>
            <mn>3</mn>
          </mrow>
        </mrow>
        <mo fence="true" form="postfix" stretchy="false">]</mo>
      </mrow>
    </mrow>
    <annotation encoding="StarMath 5.0">%upsilon = [ 0.9, 0.8, 3, 2.1, 3 ]</annotation>
  </semantics>
</math>
</file>

<file path=Object 37/content.xml><?xml version="1.0" encoding="utf-8"?>
<math xmlns="http://www.w3.org/1998/Math/MathML" display="block">
  <semantics>
    <mrow>
      <msub>
        <mi>l</mi>
        <mi>i</mi>
      </msub>
      <mo stretchy="false">=</mo>
      <mfrac>
        <mrow>
          <msubsup>
            <mi>β</mi>
            <mi>i</mi>
            <mrow>
              <msub>
                <mi>K</mi>
                <mi>i</mi>
              </msub>
              <mo stretchy="false">+</mo>
              <mn>1</mn>
            </mrow>
          </msubsup>
          <msub>
            <mi>π</mi>
            <mrow>
              <mn>0</mn>
              <mi>i</mi>
            </mrow>
          </msub>
        </mrow>
        <mrow>
          <msub>
            <mi>K</mi>
            <mi>i</mi>
          </msub>
          <mi>!</mi>
          <msub>
            <mi>K</mi>
            <mi>i</mi>
          </msub>
          <msup>
            <mrow>
              <mo fence="true" form="prefix" stretchy="false">(</mo>
              <mrow>
                <mrow>
                  <mn>1</mn>
                  <mo stretchy="false">−</mo>
                  <mfrac>
                    <msub>
                      <mi>B</mi>
                      <mi>i</mi>
                    </msub>
                    <msub>
                      <mi>K</mi>
                      <mi>i</mi>
                    </msub>
                  </mfrac>
                </mrow>
              </mrow>
              <mo fence="true" form="postfix" stretchy="false">)</mo>
            </mrow>
            <mn>2</mn>
          </msup>
        </mrow>
      </mfrac>
    </mrow>
    <annotation encoding="StarMath 5.0">l_i ={%beta^{K_{i}+1}_i %pi_0i} over {K_i! K_i (1 - B_i over K_i)^2} </annotation>
  </semantics>
</math>
</file>

<file path=Object 38/content.xml><?xml version="1.0" encoding="utf-8"?>
<math xmlns="http://www.w3.org/1998/Math/MathML" display="block">
  <semantics>
    <mrow>
      <msub>
        <mi>m</mi>
        <mi>i</mi>
      </msub>
      <mo stretchy="false">=</mo>
      <mrow>
        <msub>
          <mi>l</mi>
          <mi>i</mi>
        </msub>
        <mo stretchy="false">+</mo>
        <msub>
          <mi>β</mi>
          <mi>i</mi>
        </msub>
      </mrow>
    </mrow>
    <annotation encoding="StarMath 5.0">m_i = l_i+%beta_i</annotation>
  </semantics>
</math>
</file>

<file path=Object 39/content.xml><?xml version="1.0" encoding="utf-8"?>
<math xmlns="http://www.w3.org/1998/Math/MathML" display="block">
  <semantics>
    <mrow>
      <msub>
        <mi>ω</mi>
        <mi>i</mi>
      </msub>
      <mo stretchy="false">=</mo>
      <mfrac>
        <msub>
          <mi>l</mi>
          <mi>i</mi>
        </msub>
        <msub>
          <mi>λ</mi>
          <mi>i</mi>
        </msub>
      </mfrac>
    </mrow>
    <annotation encoding="StarMath 5.0">%omega_i = l_i over %lambda_i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 mathvariant="italic">ij</mi>
        </msub>
      </mrow>
      <mo stretchy="false">=</mo>
      <mn>1</mn>
    </mrow>
    <annotation encoding="StarMath 5.0">sum from{i=1} to{n} P_ij = 1</annotation>
  </semantics>
</math>
</file>

<file path=Object 40/content.xml><?xml version="1.0" encoding="utf-8"?>
<math xmlns="http://www.w3.org/1998/Math/MathML" display="block">
  <semantics>
    <mrow>
      <msub>
        <mi>u</mi>
        <mi>i</mi>
      </msub>
      <mo stretchy="false">=</mo>
      <mfrac>
        <msub>
          <mi>m</mi>
          <mi>i</mi>
        </msub>
        <msub>
          <mi>λ</mi>
          <mi>i</mi>
        </msub>
      </mfrac>
    </mrow>
    <annotation encoding="StarMath 5.0">u_i=m_i over %lambda_i</annotation>
  </semantics>
</math>
</file>

<file path=Object 41/content.xml><?xml version="1.0" encoding="utf-8"?>
<math xmlns="http://www.w3.org/1998/Math/MathML" display="block">
  <semantics>
    <mrow>
      <mi>L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l</mi>
          <mi>i</mi>
        </msub>
      </mrow>
    </mrow>
    <annotation encoding="StarMath 5.0">L = sum from {i = 1} to {n} {{l}_{i}}</annotation>
  </semantics>
</math>
</file>

<file path=Object 42/content.xml><?xml version="1.0" encoding="utf-8"?>
<math xmlns="http://www.w3.org/1998/Math/MathML" display="block">
  <semantics>
    <mrow>
      <mi>L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</mrow>
    <annotation encoding="StarMath 5.0">L = sum from {i = 1} to {n} {{m} rsub {i}}</annotation>
  </semantics>
</math>
</file>

<file path=Object 43/content.xml><?xml version="1.0" encoding="utf-8"?>
<math xmlns="http://www.w3.org/1998/Math/MathML" display="block">
  <semantics>
    <mrow>
      <mi>W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α</mi>
            <mi>i</mi>
          </msub>
          <mi>∗</mi>
          <msub>
            <mi>ω</mi>
            <mi>i</mi>
          </msub>
        </mrow>
      </mrow>
    </mrow>
    <annotation encoding="StarMath 5.0">W = sum from {i = 1} to {n} {{α} rsub {i} ∗ {ω} rsub {i}}</annotation>
  </semantics>
</math>
</file>

<file path=Object 44/content.xml><?xml version="1.0" encoding="utf-8"?>
<math xmlns="http://www.w3.org/1998/Math/MathML" display="block">
  <semantics>
    <mrow>
      <mi>U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α</mi>
            <mi>i</mi>
          </msub>
          <mi>∗</mi>
          <msub>
            <mi>u</mi>
            <mi>i</mi>
          </msub>
        </mrow>
      </mrow>
    </mrow>
    <annotation encoding="StarMath 5.0">U = sum from {i = 1} to {n} {{α} rsub {i} ∗ {u} rsub {i}}</annotation>
  </semantics>
</math>
</file>

<file path=Object 5/content.xml><?xml version="1.0" encoding="utf-8"?>
<math xmlns="http://www.w3.org/1998/Math/MathML" display="block">
  <semantics>
    <mrow>
      <msub>
        <mi>λ</mi>
        <mn>0</mn>
      </msub>
      <mi>,</mi>
      <msup>
        <mi>с</mi>
        <mrow>
          <mo stretchy="false">−</mo>
          <mn>1</mn>
        </mrow>
      </msup>
    </mrow>
    <annotation encoding="StarMath 5.0">%lambda_0, с^-1</annotation>
  </semantics>
</math>
</file>

<file path=Object 6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 display="block">
  <semantics>
    <mrow>
      <msub>
        <mi>K</mi>
        <mn>1</mn>
      </msub>
      <msub>
        <mi>K</mi>
        <mn>2</mn>
      </msub>
      <msub>
        <mi>K</mi>
        <mn>3</mn>
      </msub>
      <msub>
        <mi>K</mi>
        <mn>4</mn>
      </msub>
      <msub>
        <mi>K</mi>
        <mn>5</mn>
      </msub>
    </mrow>
    <annotation encoding="StarMath 5.0">K_1 K_2 K_3 K_4 K_5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sub>
          <mi>P</mi>
          <mi mathvariant="italic">ji</mi>
        </msub>
        <mo stretchy="false">=</mo>
        <mn>1</mn>
      </mrow>
    </mrow>
    <annotation encoding="StarMath 5.0">sum from {i=1} to {n} {{P} rsub {ji} =1}</annotation>
  </semantics>
</math>
</file>

<file path=Object 9/content.xml><?xml version="1.0" encoding="utf-8"?>
<math xmlns="http://www.w3.org/1998/Math/MathML" display="block">
  <semantics>
    <mrow>
      <mrow>
        <msub>
          <mi>λ</mi>
          <mi>i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P</mi>
            <mi mathvariant="italic">ji</mi>
          </msub>
        </mrow>
      </mrow>
      <msub>
        <mi>λ</mi>
        <mi>j</mi>
      </msub>
      <mi>,</mi>
      <mrow>
        <mi>j</mi>
        <mo stretchy="false">=</mo>
        <mn>0</mn>
      </mrow>
      <mi>,</mi>
      <mn>..</mn>
      <mi>,</mi>
      <mi>n</mi>
      <mi>,</mi>
      <mrow>
        <mi>n</mi>
        <mo stretchy="false">=</mo>
        <mn>6</mn>
      </mrow>
    </mrow>
    <annotation encoding="StarMath 5.0">%lambda_i=sum from {j=1} to { n } P_ji %lambda_j, j = 0,..,n, n = 6</annotation>
  </semantics>
</math>
</file>